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43in"/>
    </style:style>
    <style:style style:name="co2" style:family="table-column">
      <style:table-column-properties fo:break-before="auto" style:column-width="1.6563in"/>
    </style:style>
    <style:style style:name="co3" style:family="table-column">
      <style:table-column-properties fo:break-before="auto" style:column-width="2.3335in"/>
    </style:style>
    <style:style style:name="co4" style:family="table-column">
      <style:table-column-properties fo:break-before="auto" style:column-width="0.6354in"/>
    </style:style>
    <style:style style:name="co5" style:family="table-column">
      <style:table-column-properties fo:break-before="auto" style:column-width="0.6457in"/>
    </style:style>
    <style:style style:name="co6" style:family="table-column">
      <style:table-column-properties fo:break-before="auto" style:column-width="0.4583in"/>
    </style:style>
    <style:style style:name="co7" style:family="table-column">
      <style:table-column-properties fo:break-before="auto" style:column-width="1.3957in"/>
    </style:style>
    <style:style style:name="co8" style:family="table-column">
      <style:table-column-properties fo:break-before="auto" style:column-width="0.8957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00"/>
    </style:style>
    <style:style style:name="ce3" style:family="table-cell" style:parent-style-name="Default" style:data-style-name="N0">
      <style:table-cell-properties fo:background-color="#00ccff"/>
    </style:style>
    <style:style style:name="ce4" style:family="table-cell" style:parent-style-name="Default" style:data-style-name="N0">
      <style:table-cell-properties fo:background-color="#99ff66"/>
    </style:style>
    <style:style style:name="ce5" style:family="table-cell" style:parent-style-name="Default" style:data-style-name="N0">
      <style:table-cell-properties fo:background-color="#33ff99"/>
    </style:style>
    <style:style style:name="ce6" style:family="table-cell" style:parent-style-name="Default" style:data-style-name="N0">
      <style:table-cell-properties fo:background-color="#66ffff"/>
    </style:style>
    <style:style style:name="ce7" style:family="table-cell" style:parent-style-name="Default" style:data-style-name="N0">
      <style:table-cell-properties fo:background-color="#6666ff"/>
    </style:style>
    <style:style style:name="ce8" style:family="table-cell" style:parent-style-name="Default" style:data-style-name="N0">
      <style:table-cell-properties fo:background-color="#ffcc00"/>
    </style:style>
    <style:style style:name="ce9" style:family="table-cell" style:parent-style-name="Default" style:data-style-name="N0">
      <style:table-cell-properties fo:background-color="#9900ff"/>
    </style:style>
    <style:style style:name="ce10" style:family="table-cell" style:parent-style-name="Default" style:data-style-name="N0">
      <style:table-cell-properties fo:background-color="#ff33ff"/>
    </style:style>
    <style:style style:name="ce11" style:family="table-cell" style:parent-style-name="Default" style:data-style-name="N0">
      <style:table-cell-properties fo:background-color="#ff00cc"/>
    </style:style>
    <style:style style:name="ce12" style:family="table-cell" style:parent-style-name="Default" style:data-style-name="N0">
      <style:table-cell-properties fo:background-color="#ff3333"/>
    </style:style>
    <style:style style:name="ce13" style:family="table-cell" style:parent-style-name="Default" style:data-style-name="N0">
      <style:table-cell-properties fo:background-color="#ff6600"/>
    </style:style>
    <style:style style:name="ce14" style:family="table-cell" style:parent-style-name="Default" style:data-style-name="N0">
      <style:table-cell-properties fo:background-color="#ffff99"/>
    </style:style>
    <style:style style:name="ce15" style:family="table-cell" style:parent-style-name="Default" style:data-style-name="N0">
      <style:table-cell-properties fo:background-color="#cccccc"/>
    </style:style>
    <style:style style:name="ce16" style:family="table-cell" style:parent-style-name="Default" style:data-style-name="N0">
      <style:table-cell-properties fo:background-color="#808080"/>
    </style:style>
    <style:style style:name="ce17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4" table:default-cell-style-name="ce1"/>
        <table:table-column table:style-name="co9" table:number-columns-repeated="2" table:default-cell-style-name="ce1"/>
        <table:table-row table:style-name="ro1">
          <table:table-cell office:value-type="string">
            <text:p>List</text:p>
          </table:table-cell>
          <table:table-cell office:value-type="string">
            <text:p>Discription</text:p>
          </table:table-cell>
          <table:table-cell office:value-type="string">
            <text:p>Title screen</text:p>
          </table:table-cell>
          <table:table-cell office:value-type="string">
            <text:p>Hex file</text:p>
          </table:table-cell>
          <table:table-cell office:value-type="string">
            <text:p>Data file</text:p>
          </table:table-cell>
          <table:table-cell office:value-type="string">
            <text:p>Save file</text:p>
          </table:table-cell>
          <table:table-cell office:value-type="string">
            <text:p>Likes</text:p>
          </table:table-cell>
          <table:table-cell office:value-type="string">
            <text:p>Developer</text:p>
          </table:table-cell>
          <table:table-cell table:number-columns-repeated="1016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ootloader</text:p>
          </table:table-cell>
          <table:table-cell office:value-type="string">
            <text:p>arduboy-fx-loader.png</text:p>
          </table:table-cell>
          <table:table-cell table:number-columns-repeated="1021"/>
        </table:table-row>
        <table:table-row table:style-name="ro1">
          <table:table-cell table:style-name="ce2" table:formula="of:=[.A2]+1" office:value-type="float" office:value="1">
            <text:p>1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category-screens\Action.png</text:p>
          </table:table-cell>
          <table:table-cell table:style-name="ce2" table:number-columns-repeated="1020"/>
          <table:table-cell/>
        </table:table-row>
        <table:table-row table:style-name="ro1">
          <table:table-cell table:formula="of:=[.A3]" office:value-type="float" office:value="1">
            <text:p>1</text:p>
          </table:table-cell>
          <table:table-cell office:value-type="string">
            <text:p>Hopper</text:p>
          </table:table-cell>
          <table:table-cell office:value-type="string">
            <text:p>Action\hopper.png</text:p>
          </table:table-cell>
          <table:table-cell office:value-type="string">
            <text:p>Action\hopper.hex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4]" office:value-type="float" office:value="1">
            <text:p>1</text:p>
          </table:table-cell>
          <table:table-cell office:value-type="string">
            <text:p>Lasers</text:p>
          </table:table-cell>
          <table:table-cell office:value-type="string">
            <text:p>Arcade\Lasers.png</text:p>
          </table:table-cell>
          <table:table-cell office:value-type="string">
            <text:p>Arcade\Lasers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5]" office:value-type="float" office:value="1">
            <text:p>1</text:p>
          </table:table-cell>
          <table:table-cell office:value-type="string">
            <text:p>chribocchi</text:p>
          </table:table-cell>
          <table:table-cell office:value-type="string">
            <text:p>Arcade\chribocchi.png</text:p>
          </table:table-cell>
          <table:table-cell office:value-type="string">
            <text:p>Arcade\chribocchi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6]" office:value-type="float" office:value="1">
            <text:p>1</text:p>
          </table:table-cell>
          <table:table-cell office:value-type="string">
            <text:p>Bangi</text:p>
          </table:table-cell>
          <table:table-cell office:value-type="string">
            <text:p>Action\Bangi.png</text:p>
          </table:table-cell>
          <table:table-cell office:value-type="string">
            <text:p>Action\Bangi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igvina</text:p>
          </table:table-cell>
          <table:table-cell table:number-columns-repeated="1016"/>
        </table:table-row>
        <table:table-row table:style-name="ro1">
          <table:table-cell table:formula="of:=[.A13]" office:value-type="float" office:value="1">
            <text:p>1</text:p>
          </table:table-cell>
          <table:table-cell office:value-type="string">
            <text:p>Helii</text:p>
          </table:table-cell>
          <table:table-cell office:value-type="string">
            <text:p>Action\Helii.png</text:p>
          </table:table-cell>
          <table:table-cell office:value-type="string">
            <text:p>Action\Helii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BHSPitMonkey</text:p>
          </table:table-cell>
          <table:table-cell table:number-columns-repeated="1016"/>
        </table:table-row>
        <table:table-row table:style-name="ro1">
          <table:table-cell table:formula="of:=[.A7]" office:value-type="float" office:value="1">
            <text:p>1</text:p>
          </table:table-cell>
          <table:table-cell office:value-type="string">
            <text:p>Choplifter</text:p>
          </table:table-cell>
          <table:table-cell office:value-type="string">
            <text:p>Action\Choplifter.png</text:p>
          </table:table-cell>
          <table:table-cell office:value-type="string">
            <text:p>Action\Choplifter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11]" office:value-type="float" office:value="1">
            <text:p>1</text:p>
          </table:table-cell>
          <table:table-cell office:value-type="string">
            <text:p>Karatega</text:p>
          </table:table-cell>
          <table:table-cell office:value-type="string">
            <text:p>Action\Karatega.png</text:p>
          </table:table-cell>
          <table:table-cell office:value-type="string">
            <text:p>Action\Karatega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9]" office:value-type="float" office:value="1">
            <text:p>1</text:p>
          </table:table-cell>
          <table:table-cell office:value-type="string">
            <text:p>FestiveFight</text:p>
          </table:table-cell>
          <table:table-cell office:value-type="string">
            <text:p>Misc\FestiveFight.png</text:p>
          </table:table-cell>
          <table:table-cell office:value-type="string">
            <text:p>Misc\FestiveFight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10]" office:value-type="float" office:value="1">
            <text:p>1</text:p>
          </table:table-cell>
          <table:table-cell office:value-type="string">
            <text:p>Kungfuescape</text:p>
          </table:table-cell>
          <table:table-cell office:value-type="string">
            <text:p>Arcade\Kungfuescape.png</text:p>
          </table:table-cell>
          <table:table-cell office:value-type="string">
            <text:p>Arcade\Kungfuescape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Sazazel</text:p>
          </table:table-cell>
          <table:table-cell table:number-columns-repeated="1016"/>
        </table:table-row>
        <table:table-row table:style-name="ro1">
          <table:table-cell table:formula="of:=[.A12]" office:value-type="float" office:value="1">
            <text:p>1</text:p>
          </table:table-cell>
          <table:table-cell office:value-type="string">
            <text:p>pocketfighter</text:p>
          </table:table-cell>
          <table:table-cell office:value-type="string">
            <text:p>Arcade\pocketfighter.png</text:p>
          </table:table-cell>
          <table:table-cell office:value-type="string">
            <text:p>Arcade\pocketfighter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WangRenxin</text:p>
          </table:table-cell>
          <table:table-cell table:number-columns-repeated="1016"/>
        </table:table-row>
        <table:table-row table:style-name="ro1">
          <table:table-cell table:formula="of:=[.A8]" office:value-type="float" office:value="1">
            <text:p>1</text:p>
          </table:table-cell>
          <table:table-cell office:value-type="string">
            <text:p>Bounce</text:p>
          </table:table-cell>
          <table:table-cell office:value-type="string">
            <text:p>Arcade\bounce.png</text:p>
          </table:table-cell>
          <table:table-cell office:value-type="string">
            <text:p>Arcade\bounce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RetrobitCoder</text:p>
          </table:table-cell>
          <table:table-cell table:number-columns-repeated="1016"/>
        </table:table-row>
        <table:table-row table:style-name="ro1">
          <table:table-cell table:formula="of:=[.A14]" office:value-type="float" office:value="1">
            <text:p>1</text:p>
          </table:table-cell>
          <table:table-cell office:value-type="string">
            <text:p>ArduBoyng</text:p>
          </table:table-cell>
          <table:table-cell office:value-type="string">
            <text:p>Arcade\ArduBoyng.png</text:p>
          </table:table-cell>
          <table:table-cell office:value-type="string">
            <text:p>Arcade\ArduBoyng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Troubadixx</text:p>
          </table:table-cell>
          <table:table-cell table:number-columns-repeated="1016"/>
        </table:table-row>
        <table:table-row table:style-name="ro1">
          <table:table-cell table:formula="of:=[.A15]" office:value-type="float" office:value="1">
            <text:p>1</text:p>
          </table:table-cell>
          <table:table-cell office:value-type="string">
            <text:p>To</text:p>
          </table:table-cell>
          <table:table-cell office:value-type="string">
            <text:p>Action\To.png</text:p>
          </table:table-cell>
          <table:table-cell office:value-type="string">
            <text:p>Action\To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waday</text:p>
          </table:table-cell>
          <table:table-cell table:number-columns-repeated="1016"/>
        </table:table-row>
        <table:table-row table:style-name="ro1">
          <table:table-cell table:formula="of:=[.A20]" office:value-type="float" office:value="1">
            <text:p>1</text:p>
          </table:table-cell>
          <table:table-cell office:value-type="string">
            <text:p>BipBipBip</text:p>
          </table:table-cell>
          <table:table-cell office:value-type="string">
            <text:p>Arcade\BipBipBip.png</text:p>
          </table:table-cell>
          <table:table-cell office:value-type="string">
            <text:p>Arcade\BipBipBip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JuiceLizard</text:p>
          </table:table-cell>
          <table:table-cell table:number-columns-repeated="1016"/>
        </table:table-row>
        <table:table-row table:style-name="ro2">
          <table:table-cell table:formula="of:=[.A17]" office:value-type="float" office:value="1">
            <text:p>1</text:p>
          </table:table-cell>
          <table:table-cell office:value-type="string">
            <text:p>ArduBreakout</text:p>
          </table:table-cell>
          <table:table-cell office:value-type="string">
            <text:p>Arcade\ArduBreakout.png</text:p>
          </table:table-cell>
          <table:table-cell office:value-type="string">
            <text:p>Arcade\ArduBreakout.hex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17" office:value-type="string">
            <text:p>SebGoscik</text:p>
          </table:table-cell>
          <table:table-cell table:number-columns-repeated="1016"/>
        </table:table-row>
        <table:table-row table:style-name="ro1">
          <table:table-cell table:formula="of:=[.A18]" office:value-type="float" office:value="1">
            <text:p>1</text:p>
          </table:table-cell>
          <table:table-cell office:value-type="string">
            <text:p>Technomonkey</text:p>
          </table:table-cell>
          <table:table-cell office:value-type="string">
            <text:p>Arcade\Technomonkey.png</text:p>
          </table:table-cell>
          <table:table-cell office:value-type="string">
            <text:p>Arcade\Technomonkey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RetrobitCoder</text:p>
          </table:table-cell>
          <table:table-cell table:number-columns-repeated="1016"/>
        </table:table-row>
        <table:table-row table:style-name="ro1">
          <table:table-cell table:formula="of:=[.A16]" office:value-type="float" office:value="1">
            <text:p>1</text:p>
          </table:table-cell>
          <table:table-cell office:value-type="string">
            <text:p>Quadrastic</text:p>
          </table:table-cell>
          <table:table-cell office:value-type="string">
            <text:p>Action\Quadrastic.png</text:p>
          </table:table-cell>
          <table:table-cell office:value-type="string">
            <text:p>Action\Quadrastic.hex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dragula96</text:p>
          </table:table-cell>
          <table:table-cell table:number-columns-repeated="1016"/>
        </table:table-row>
        <table:table-row table:style-name="ro1">
          <table:table-cell table:formula="of:=[.A19]" office:value-type="float" office:value="1">
            <text:p>1</text:p>
          </table:table-cell>
          <table:table-cell office:value-type="string">
            <text:p>snake3</text:p>
          </table:table-cell>
          <table:table-cell office:value-type="string">
            <text:p>Arcade\snake3.png</text:p>
          </table:table-cell>
          <table:table-cell office:value-type="string">
            <text:p>Arcade\snake3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WojciechKo</text:p>
          </table:table-cell>
          <table:table-cell table:number-columns-repeated="1016"/>
        </table:table-row>
        <table:table-row table:style-name="ro1">
          <table:table-cell table:style-name="ce3" table:formula="of:=[.A20]+1" office:value-type="float" office:value="2">
            <text:p>2</text:p>
          </table:table-cell>
          <table:table-cell table:style-name="ce3" office:value-type="string">
            <text:p>Adventure</text:p>
          </table:table-cell>
          <table:table-cell table:style-name="ce3" office:value-type="string">
            <text:p>category-screens\Adventure.png</text:p>
          </table:table-cell>
          <table:table-cell table:style-name="ce3" table:number-columns-repeated="1020"/>
          <table:table-cell/>
        </table:table-row>
        <table:table-row table:style-name="ro1">
          <table:table-cell table:formula="of:=[.A22]" office:value-type="float" office:value="2">
            <text:p>2</text:p>
          </table:table-cell>
          <table:table-cell office:value-type="string">
            <text:p>Catacombsofthedamned</text:p>
          </table:table-cell>
          <table:table-cell office:value-type="string">
            <text:p>Action\Cotd.png</text:p>
          </table:table-cell>
          <table:table-cell office:value-type="string">
            <text:p>Action\Cotd.hex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jhhoward</text:p>
          </table:table-cell>
          <table:table-cell table:number-columns-repeated="1016"/>
        </table:table-row>
        <table:table-row table:style-name="ro1">
          <table:table-cell table:formula="of:=[.A23]" office:value-type="float" office:value="2">
            <text:p>2</text:p>
          </table:table-cell>
          <table:table-cell office:value-type="string">
            <text:p>virus</text:p>
          </table:table-cell>
          <table:table-cell office:value-type="string">
            <text:p>arg\virus.png</text:p>
          </table:table-cell>
          <table:table-cell office:value-type="string">
            <text:p>arg\virus.hex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24]" office:value-type="float" office:value="2">
            <text:p>2</text:p>
          </table:table-cell>
          <table:table-cell office:value-type="string">
            <text:p>Glove</text:p>
          </table:table-cell>
          <table:table-cell office:value-type="string">
            <text:p>Action\Glove.png</text:p>
          </table:table-cell>
          <table:table-cell office:value-type="string">
            <text:p>Action\Glove.hex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fuopy</text:p>
          </table:table-cell>
          <table:table-cell table:number-columns-repeated="1016"/>
        </table:table-row>
        <table:table-row table:style-name="ro1">
          <table:table-cell table:formula="of:=[.A25]" office:value-type="float" office:value="2">
            <text:p>2</text:p>
          </table:table-cell>
          <table:table-cell office:value-type="string">
            <text:p>Mazogs</text:p>
          </table:table-cell>
          <table:table-cell office:value-type="string">
            <text:p>Action\Mazogs.png</text:p>
          </table:table-cell>
          <table:table-cell office:value-type="string">
            <text:p>Action\Mazogs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Brian</text:p>
          </table:table-cell>
          <table:table-cell table:number-columns-repeated="1016"/>
        </table:table-row>
        <table:table-row table:style-name="ro1">
          <table:table-cell table:formula="of:=[.A26]" office:value-type="float" office:value="2">
            <text:p>2</text:p>
          </table:table-cell>
          <table:table-cell office:value-type="string">
            <text:p>ArduIndy</text:p>
          </table:table-cell>
          <table:table-cell office:value-type="string">
            <text:p>Action\ArduIndy.png</text:p>
          </table:table-cell>
          <table:table-cell office:value-type="string">
            <text:p>Action\ArduIndy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JacosteCode</text:p>
          </table:table-cell>
          <table:table-cell table:number-columns-repeated="1016"/>
        </table:table-row>
        <table:table-row table:style-name="ro1">
          <table:table-cell table:formula="of:=[.A27]" office:value-type="float" office:value="2">
            <text:p>2</text:p>
          </table:table-cell>
          <table:table-cell office:value-type="string">
            <text:p>Raynetherogue</text:p>
          </table:table-cell>
          <table:table-cell office:value-type="string">
            <text:p>Action\Raynetherogue.png</text:p>
          </table:table-cell>
          <table:table-cell office:value-type="string">
            <text:p>Action\Raynetherogue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28]" office:value-type="float" office:value="2">
            <text:p>2</text:p>
          </table:table-cell>
          <table:table-cell office:value-type="string">
            <text:p>ZooatMidnight</text:p>
          </table:table-cell>
          <table:table-cell office:value-type="string">
            <text:p>Action\zooatmidnight.png</text:p>
          </table:table-cell>
          <table:table-cell office:value-type="string">
            <text:p>Action\zooatmidnight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Hundstrasse</text:p>
          </table:table-cell>
          <table:table-cell table:number-columns-repeated="1016"/>
        </table:table-row>
        <table:table-row table:style-name="ro1">
          <table:table-cell table:style-name="ce4" table:formula="of:=[.A29]+1" office:value-type="float" office:value="3">
            <text:p>3</text:p>
          </table:table-cell>
          <table:table-cell table:style-name="ce4" office:value-type="string">
            <text:p>Arcade</text:p>
          </table:table-cell>
          <table:table-cell table:style-name="ce4" office:value-type="string">
            <text:p>category-screens\Arcade.png</text:p>
          </table:table-cell>
          <table:table-cell table:style-name="ce4" table:number-columns-repeated="1020"/>
          <table:table-cell/>
        </table:table-row>
        <table:table-row table:style-name="ro1">
          <table:table-cell table:formula="of:=[.A30]" office:value-type="float" office:value="3">
            <text:p>3</text:p>
          </table:table-cell>
          <table:table-cell office:value-type="string">
            <text:p>FirePanic</text:p>
          </table:table-cell>
          <table:table-cell office:value-type="string">
            <text:p>Action\FirePanic.png</text:p>
          </table:table-cell>
          <table:table-cell office:value-type="string">
            <text:p>Action\FirePanic.hex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1]" office:value-type="float" office:value="3">
            <text:p>3</text:p>
          </table:table-cell>
          <table:table-cell office:value-type="string">
            <text:p>Kong</text:p>
          </table:table-cell>
          <table:table-cell office:value-type="string">
            <text:p>Arcade\Kong.png</text:p>
          </table:table-cell>
          <table:table-cell office:value-type="string">
            <text:p>Arcade\Kong.hex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2]" office:value-type="float" office:value="3">
            <text:p>3</text:p>
          </table:table-cell>
          <table:table-cell office:value-type="string">
            <text:p>Kong2</text:p>
          </table:table-cell>
          <table:table-cell office:value-type="string">
            <text:p>Arcade\Kong2.png</text:p>
          </table:table-cell>
          <table:table-cell office:value-type="string">
            <text:p>Arcade\Kong2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3]" office:value-type="float" office:value="3">
            <text:p>3</text:p>
          </table:table-cell>
          <table:table-cell office:value-type="string">
            <text:p>Turtlebridge</text:p>
          </table:table-cell>
          <table:table-cell office:value-type="string">
            <text:p>Arcade\Turtlebridge.png</text:p>
          </table:table-cell>
          <table:table-cell office:value-type="string">
            <text:p>Arcade\Turtlebridge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4]" office:value-type="float" office:value="3">
            <text:p>3</text:p>
          </table:table-cell>
          <table:table-cell office:value-type="string">
            <text:p>SpaceCab</text:p>
          </table:table-cell>
          <table:table-cell office:value-type="string">
            <text:p>Arcade\SpaceCab.png</text:p>
          </table:table-cell>
          <table:table-cell office:value-type="string">
            <text:p>Arcade\SpaceCab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ionTamer</text:p>
          </table:table-cell>
          <table:table-cell office:value-type="string">
            <text:p>Arcade\LionTamer.png</text:p>
          </table:table-cell>
          <table:table-cell office:value-type="string">
            <text:p>Arcade\LionTamer.hex</text:p>
          </table:table-cell>
          <table:table-cell table:number-columns-repeated="3"/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ilPanic</text:p>
          </table:table-cell>
          <table:table-cell office:value-type="string">
            <text:p>Arcade\OilPanic.png</text:p>
          </table:table-cell>
          <table:table-cell office:value-type="string">
            <text:p>Arcade\OilPanic.hex</text:p>
          </table:table-cell>
          <table:table-cell table:number-columns-repeated="3"/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5]" office:value-type="float" office:value="3">
            <text:p>3</text:p>
          </table:table-cell>
          <table:table-cell office:value-type="string">
            <text:p>Rooftop</text:p>
          </table:table-cell>
          <table:table-cell office:value-type="string">
            <text:p>Action\rooftop.png</text:p>
          </table:table-cell>
          <table:table-cell office:value-type="string">
            <text:p>Action\rooftop.hex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Prototype</text:p>
          </table:table-cell>
          <table:table-cell table:number-columns-repeated="1016"/>
        </table:table-row>
        <table:table-row table:style-name="ro1">
          <table:table-cell table:formula="of:=[.A38]" office:value-type="float" office:value="3">
            <text:p>3</text:p>
          </table:table-cell>
          <table:table-cell office:value-type="string">
            <text:p>BiriBiriBeat</text:p>
          </table:table-cell>
          <table:table-cell office:value-type="string">
            <text:p>Arcade\biribiribeat.png</text:p>
          </table:table-cell>
          <table:table-cell office:value-type="string">
            <text:p>Arcade\biribiribeat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shiyouganai</text:p>
          </table:table-cell>
          <table:table-cell table:number-columns-repeated="1016"/>
        </table:table-row>
        <table:table-row table:style-name="ro1">
          <table:table-cell table:formula="of:=[.A39]" office:value-type="float" office:value="3">
            <text:p>3</text:p>
          </table:table-cell>
          <table:table-cell office:value-type="string">
            <text:p>Backtothejungle</text:p>
          </table:table-cell>
          <table:table-cell office:value-type="string">
            <text:p>Arcade\Backtothejungle.png</text:p>
          </table:table-cell>
          <table:table-cell office:value-type="string">
            <text:p>Arcade\Backtothejungle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eried</text:p>
          </table:table-cell>
          <table:table-cell table:number-columns-repeated="1016"/>
        </table:table-row>
        <table:table-row table:style-name="ro1">
          <table:table-cell table:formula="of:=[.A40]" office:value-type="float" office:value="3">
            <text:p>3</text:p>
          </table:table-cell>
          <table:table-cell office:value-type="string">
            <text:p>Fatsche</text:p>
          </table:table-cell>
          <table:table-cell office:value-type="string">
            <text:p>Arcade\Fatsche.png</text:p>
          </table:table-cell>
          <table:table-cell office:value-type="string">
            <text:p>Arcade\Fatsche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veritazz</text:p>
          </table:table-cell>
          <table:table-cell table:number-columns-repeated="1016"/>
        </table:table-row>
        <table:table-row table:style-name="ro1">
          <table:table-cell table:formula="of:=[.A41]" office:value-type="float" office:value="3">
            <text:p>3</text:p>
          </table:table-cell>
          <table:table-cell office:value-type="string">
            <text:p>BurgardTime</text:p>
          </table:table-cell>
          <table:table-cell office:value-type="string">
            <text:p>Arcade\BurgardTime.png</text:p>
          </table:table-cell>
          <table:table-cell office:value-type="string">
            <text:p>Arcade\BurgardTime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pixelplatforms</text:p>
          </table:table-cell>
          <table:table-cell table:number-columns-repeated="1016"/>
        </table:table-row>
        <table:table-row table:style-name="ro1">
          <table:table-cell table:formula="of:=[.A42]" office:value-type="float" office:value="3">
            <text:p>3</text:p>
          </table:table-cell>
          <table:table-cell office:value-type="string">
            <text:p>Arduwhack</text:p>
          </table:table-cell>
          <table:table-cell office:value-type="string">
            <text:p>Arcade\Arduwhack.png</text:p>
          </table:table-cell>
          <table:table-cell office:value-type="string">
            <text:p>Arcade\Arduwhack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zeduckmaster</text:p>
          </table:table-cell>
          <table:table-cell table:number-columns-repeated="1016"/>
        </table:table-row>
        <table:table-row table:style-name="ro1">
          <table:table-cell table:formula="of:=[.A43]" office:value-type="float" office:value="3">
            <text:p>3</text:p>
          </table:table-cell>
          <table:table-cell office:value-type="string">
            <text:p>JumpBoy</text:p>
          </table:table-cell>
          <table:table-cell office:value-type="string">
            <text:p>Arcade\JumpBoy.png</text:p>
          </table:table-cell>
          <table:table-cell office:value-type="string">
            <text:p>Arcade\JumpBoy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t-iwasaki</text:p>
          </table:table-cell>
          <table:table-cell table:number-columns-repeated="1016"/>
        </table:table-row>
        <table:table-row table:style-name="ro1">
          <table:table-cell table:formula="of:=[.A44]" office:value-type="float" office:value="3">
            <text:p>3</text:p>
          </table:table-cell>
          <table:table-cell office:value-type="string">
            <text:p>pooppanic</text:p>
          </table:table-cell>
          <table:table-cell office:value-type="string">
            <text:p>Arcade\pooppanic.png</text:p>
          </table:table-cell>
          <table:table-cell office:value-type="string">
            <text:p>Arcade\pooppanic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45]" office:value-type="float" office:value="3">
            <text:p>3</text:p>
          </table:table-cell>
          <table:table-cell office:value-type="string">
            <text:p>RoboDodge</text:p>
          </table:table-cell>
          <table:table-cell office:value-type="string">
            <text:p>Arcade\RoboDodge.png</text:p>
          </table:table-cell>
          <table:table-cell office:value-type="string">
            <text:p>Arcade\RoboDodge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Gaveno</text:p>
          </table:table-cell>
          <table:table-cell table:number-columns-repeated="1016"/>
        </table:table-row>
        <table:table-row table:style-name="ro1">
          <table:table-cell table:formula="of:=[.A46]" office:value-type="float" office:value="3">
            <text:p>3</text:p>
          </table:table-cell>
          <table:table-cell office:value-type="string">
            <text:p>APara</text:p>
          </table:table-cell>
          <table:table-cell office:value-type="string">
            <text:p>Arcade\Apara.png</text:p>
          </table:table-cell>
          <table:table-cell office:value-type="string">
            <text:p>Arcade\APara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leovt</text:p>
          </table:table-cell>
          <table:table-cell table:number-columns-repeated="1016"/>
        </table:table-row>
        <table:table-row table:style-name="ro1">
          <table:table-cell table:formula="of:=[.A47]" office:value-type="float" office:value="3">
            <text:p>3</text:p>
          </table:table-cell>
          <table:table-cell office:value-type="string">
            <text:p>Chickenlauncher</text:p>
          </table:table-cell>
          <table:table-cell office:value-type="string">
            <text:p>Arcade\Chickenlauncher.png</text:p>
          </table:table-cell>
          <table:table-cell office:value-type="string">
            <text:p>Arcade\Chickenlauncher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48]" office:value-type="float" office:value="3">
            <text:p>3</text:p>
          </table:table-cell>
          <table:table-cell office:value-type="string">
            <text:p>Dancerow</text:p>
          </table:table-cell>
          <table:table-cell office:value-type="string">
            <text:p>Arcade\Dancerow.png</text:p>
          </table:table-cell>
          <table:table-cell office:value-type="string">
            <text:p>Arcade\Dancerow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madya121</text:p>
          </table:table-cell>
          <table:table-cell table:number-columns-repeated="1016"/>
        </table:table-row>
        <table:table-row table:style-name="ro1">
          <table:table-cell table:formula="of:=[.A49]" office:value-type="float" office:value="3">
            <text:p>3</text:p>
          </table:table-cell>
          <table:table-cell office:value-type="string">
            <text:p>keykat</text:p>
          </table:table-cell>
          <table:table-cell office:value-type="string">
            <text:p>Arcade\keykat.png</text:p>
          </table:table-cell>
          <table:table-cell office:value-type="string">
            <text:p>Arcade\keykat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ngwen</text:p>
          </table:table-cell>
          <table:table-cell table:number-columns-repeated="1016"/>
        </table:table-row>
        <table:table-row table:style-name="ro1">
          <table:table-cell table:formula="of:=[.A50]" office:value-type="float" office:value="3">
            <text:p>3</text:p>
          </table:table-cell>
          <table:table-cell office:value-type="string">
            <text:p>DeepDishNine</text:p>
          </table:table-cell>
          <table:table-cell office:value-type="string">
            <text:p>Misc\DeepDishNine.png</text:p>
          </table:table-cell>
          <table:table-cell office:value-type="string">
            <text:p>Misc\DeepDishNine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fentonc</text:p>
          </table:table-cell>
          <table:table-cell table:number-columns-repeated="1016"/>
        </table:table-row>
        <table:table-row table:style-name="ro1">
          <table:table-cell table:formula="of:=[.A51]" office:value-type="float" office:value="3">
            <text:p>3</text:p>
          </table:table-cell>
          <table:table-cell office:value-type="string">
            <text:p>2PlayersPack</text:p>
          </table:table-cell>
          <table:table-cell office:value-type="string">
            <text:p>Arcade\2PlayersPack.png</text:p>
          </table:table-cell>
          <table:table-cell office:value-type="string">
            <text:p>Arcade\2PlayersPack.hex</text:p>
          </table:table-cell>
          <table:table-cell table:number-columns-repeated="1020"/>
        </table:table-row>
        <table:table-row table:style-name="ro1">
          <table:table-cell table:formula="of:=[.A52]" office:value-type="float" office:value="3">
            <text:p>3</text:p>
          </table:table-cell>
          <table:table-cell office:value-type="string">
            <text:p>Arduman</text:p>
          </table:table-cell>
          <table:table-cell office:value-type="string">
            <text:p>Arcade\Arduman.png</text:p>
          </table:table-cell>
          <table:table-cell office:value-type="string">
            <text:p>Arcade\Arduman.hex</text:p>
          </table:table-cell>
          <table:table-cell table:number-columns-repeated="3"/>
          <table:table-cell office:value-type="string">
            <text:p>Seth</text:p>
          </table:table-cell>
          <table:table-cell table:number-columns-repeated="1016"/>
        </table:table-row>
        <table:table-row table:style-name="ro1">
          <table:table-cell table:formula="of:=[.A53]" office:value-type="float" office:value="3">
            <text:p>3</text:p>
          </table:table-cell>
          <table:table-cell office:value-type="string">
            <text:p>Crateconfusion</text:p>
          </table:table-cell>
          <table:table-cell office:value-type="string">
            <text:p>Arcade\Crateconfusion.png</text:p>
          </table:table-cell>
          <table:table-cell office:value-type="string">
            <text:p>Arcade\Crateconfusion.hex</text:p>
          </table:table-cell>
          <table:table-cell table:number-columns-repeated="3"/>
          <table:table-cell office:value-type="string">
            <text:p>Phoboslab</text:p>
          </table:table-cell>
          <table:table-cell table:number-columns-repeated="1016"/>
        </table:table-row>
        <table:table-row table:style-name="ro1">
          <table:table-cell table:formula="of:=[.A54]" office:value-type="float" office:value="3">
            <text:p>3</text:p>
          </table:table-cell>
          <table:table-cell office:value-type="string">
            <text:p>Ohyougonnadie</text:p>
          </table:table-cell>
          <table:table-cell office:value-type="string">
            <text:p>Arcade\oygd.png</text:p>
          </table:table-cell>
          <table:table-cell office:value-type="string">
            <text:p>Arcade\oygd.hex</text:p>
          </table:table-cell>
          <table:table-cell table:number-columns-repeated="1020"/>
        </table:table-row>
        <table:table-row table:style-name="ro1">
          <table:table-cell table:formula="of:=[.A55]" office:value-type="float" office:value="3">
            <text:p>3</text:p>
          </table:table-cell>
          <table:table-cell office:value-type="string">
            <text:p>Tinydepth</text:p>
          </table:table-cell>
          <table:table-cell office:value-type="string">
            <text:p>Action\Tinydepth.png</text:p>
          </table:table-cell>
          <table:table-cell office:value-type="string">
            <text:p>Action\Tinydepth.hex</text:p>
          </table:table-cell>
          <table:table-cell table:number-columns-repeated="3"/>
          <table:table-cell office:value-type="string">
            <text:p>akkera102</text:p>
          </table:table-cell>
          <table:table-cell table:number-columns-repeated="1016"/>
        </table:table-row>
        <table:table-row table:style-name="ro1">
          <table:table-cell table:formula="of:=[.A56]" office:value-type="float" office:value="3">
            <text:p>3</text:p>
          </table:table-cell>
          <table:table-cell office:value-type="string">
            <text:p>PrizeFrenzy</text:p>
          </table:table-cell>
          <table:table-cell office:value-type="string">
            <text:p>Puzzle\prizefrenzy.png</text:p>
          </table:table-cell>
          <table:table-cell office:value-type="string">
            <text:p>Puzzle\prizefrenzy.hex</text:p>
          </table:table-cell>
          <table:table-cell table:number-columns-repeated="3"/>
          <table:table-cell office:value-type="string">
            <text:p>madya121</text:p>
          </table:table-cell>
          <table:table-cell table:number-columns-repeated="1016"/>
        </table:table-row>
        <table:table-row table:style-name="ro1">
          <table:table-cell table:style-name="ce5" table:formula="of:=[.A56]+1" office:value-type="float" office:value="4">
            <text:p>4</text:p>
          </table:table-cell>
          <table:table-cell table:style-name="ce5" office:value-type="string">
            <text:p>Runner</text:p>
          </table:table-cell>
          <table:table-cell table:style-name="ce5" office:value-type="string">
            <text:p>category-screens\Runner.png</text:p>
          </table:table-cell>
          <table:table-cell table:style-name="ce5" table:number-columns-repeated="1020"/>
          <table:table-cell/>
        </table:table-row>
        <table:table-row table:style-name="ro1">
          <table:table-cell table:formula="of:=[.A58]" office:value-type="float" office:value="4">
            <text:p>4</text:p>
          </table:table-cell>
          <table:table-cell office:value-type="string">
            <text:p>hollowseeker</text:p>
          </table:table-cell>
          <table:table-cell office:value-type="string">
            <text:p>Arcade\hollowseeker.png</text:p>
          </table:table-cell>
          <table:table-cell office:value-type="string">
            <text:p>Arcade\hollowseeker.hex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59]" office:value-type="float" office:value="4">
            <text:p>4</text:p>
          </table:table-cell>
          <table:table-cell office:value-type="string">
            <text:p>Chromedino</text:p>
          </table:table-cell>
          <table:table-cell office:value-type="string">
            <text:p>Arcade\Chromedino.png</text:p>
          </table:table-cell>
          <table:table-cell office:value-type="string">
            <text:p>Arcade\Chromedino.hex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flaki</text:p>
          </table:table-cell>
          <table:table-cell table:number-columns-repeated="1016"/>
        </table:table-row>
        <table:table-row table:style-name="ro1">
          <table:table-cell table:formula="of:=[.A62]" office:value-type="float" office:value="4">
            <text:p>4</text:p>
          </table:table-cell>
          <table:table-cell office:value-type="string">
            <text:p>Squario</text:p>
          </table:table-cell>
          <table:table-cell office:value-type="string">
            <text:p>Platformer\Squario.png</text:p>
          </table:table-cell>
          <table:table-cell office:value-type="string">
            <text:p>Platformer\Squario.hex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chris</text:p>
          </table:table-cell>
          <table:table-cell table:number-columns-repeated="1016"/>
        </table:table-row>
        <table:table-row table:style-name="ro1">
          <table:table-cell table:formula="of:=[.A60]" office:value-type="float" office:value="4">
            <text:p>4</text:p>
          </table:table-cell>
          <table:table-cell office:value-type="string">
            <text:p>Flappyball</text:p>
          </table:table-cell>
          <table:table-cell office:value-type="string">
            <text:p>Arcade\Flappyball.png</text:p>
          </table:table-cell>
          <table:table-cell office:value-type="string">
            <text:p>Arcade\Flappyball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chris</text:p>
          </table:table-cell>
          <table:table-cell table:number-columns-repeated="1016"/>
        </table:table-row>
        <table:table-row table:style-name="ro1">
          <table:table-cell table:formula="of:=[.A67]" office:value-type="float" office:value="4">
            <text:p>4</text:p>
          </table:table-cell>
          <table:table-cell office:value-type="string">
            <text:p>Flappybird</text:p>
          </table:table-cell>
          <table:table-cell office:value-type="string">
            <text:p>Arcade\Flappybird.png</text:p>
          </table:table-cell>
          <table:table-cell office:value-type="string">
            <text:p>Arcade\Flappybird.hex</text:p>
          </table:table-cell>
          <table:table-cell table:number-columns-repeated="3"/>
          <table:table-cell office:value-type="string">
            <text:p>GameExpress</text:p>
          </table:table-cell>
          <table:table-cell table:number-columns-repeated="1016"/>
        </table:table-row>
        <table:table-row table:style-name="ro1">
          <table:table-cell table:formula="of:=[.A62]" office:value-type="float" office:value="4">
            <text:p>4</text:p>
          </table:table-cell>
          <table:table-cell office:value-type="string">
            <text:p>ZooEscape</text:p>
          </table:table-cell>
          <table:table-cell office:value-type="string">
            <text:p>Action\ZooEscape.png</text:p>
          </table:table-cell>
          <table:table-cell office:value-type="string">
            <text:p>Action\ZooEscape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FerJerez</text:p>
          </table:table-cell>
          <table:table-cell table:number-columns-repeated="1016"/>
        </table:table-row>
        <table:table-row table:style-name="ro1">
          <table:table-cell table:formula="of:=[.A64]" office:value-type="float" office:value="4">
            <text:p>4</text:p>
          </table:table-cell>
          <table:table-cell office:value-type="string">
            <text:p>ShadowRunner</text:p>
          </table:table-cell>
          <table:table-cell office:value-type="string">
            <text:p>arg\ShadowRunner.png</text:p>
          </table:table-cell>
          <table:table-cell office:value-type="string">
            <text:p>arg\ShadowRunner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65]" office:value-type="float" office:value="4">
            <text:p>4</text:p>
          </table:table-cell>
          <table:table-cell office:value-type="string">
            <text:p>Roorun</text:p>
          </table:table-cell>
          <table:table-cell office:value-type="string">
            <text:p>Arcade\Roorun.png</text:p>
          </table:table-cell>
          <table:table-cell office:value-type="string">
            <text:p>Arcade\Roorun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66]" office:value-type="float" office:value="4">
            <text:p>4</text:p>
          </table:table-cell>
          <table:table-cell office:value-type="string">
            <text:p>Leannathelion</text:p>
          </table:table-cell>
          <table:table-cell office:value-type="string">
            <text:p>Arcade\Leannathelion.png</text:p>
          </table:table-cell>
          <table:table-cell office:value-type="string">
            <text:p>Arcade\Leannathelion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67]" office:value-type="float" office:value="4">
            <text:p>4</text:p>
          </table:table-cell>
          <table:table-cell office:value-type="string">
            <text:p>ArduBuggy</text:p>
          </table:table-cell>
          <table:table-cell office:value-type="string">
            <text:p>Arcade\ArduBuggy.png</text:p>
          </table:table-cell>
          <table:table-cell office:value-type="string">
            <text:p>Arcade\ArduBuggy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Nono_Nono</text:p>
          </table:table-cell>
          <table:table-cell table:number-columns-repeated="1016"/>
        </table:table-row>
        <table:table-row table:style-name="ro1">
          <table:table-cell table:formula="of:=[.A67]" office:value-type="float" office:value="4">
            <text:p>4</text:p>
          </table:table-cell>
          <table:table-cell office:value-type="string">
            <text:p>Fanboat</text:p>
          </table:table-cell>
          <table:table-cell office:value-type="string">
            <text:p>Arcade\Fanboat.png</text:p>
          </table:table-cell>
          <table:table-cell office:value-type="string">
            <text:p>Arcade\Fanboat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fanboat</text:p>
          </table:table-cell>
          <table:table-cell table:number-columns-repeated="1016"/>
        </table:table-row>
        <table:table-row table:style-name="ro1">
          <table:table-cell table:formula="of:=[.A63]" office:value-type="float" office:value="4">
            <text:p>4</text:p>
          </table:table-cell>
          <table:table-cell office:value-type="string">
            <text:p>YouWontSurvive</text:p>
          </table:table-cell>
          <table:table-cell office:value-type="string">
            <text:p>Arcade\YouWontSurvive.png</text:p>
          </table:table-cell>
          <table:table-cell office:value-type="string">
            <text:p>Arcade\YouWontSurvive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stroAndre</text:p>
          </table:table-cell>
          <table:table-cell table:number-columns-repeated="1016"/>
        </table:table-row>
        <table:table-row table:style-name="ro1">
          <table:table-cell table:formula="of:=[.A70]" office:value-type="float" office:value="4">
            <text:p>4</text:p>
          </table:table-cell>
          <table:table-cell office:value-type="string">
            <text:p>SFCave</text:p>
          </table:table-cell>
          <table:table-cell office:value-type="string">
            <text:p>Arcade\SFCave.png</text:p>
          </table:table-cell>
          <table:table-cell office:value-type="string">
            <text:p>Arcade\SFCave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lade1972</text:p>
          </table:table-cell>
          <table:table-cell table:number-columns-repeated="1016"/>
        </table:table-row>
        <table:table-row table:style-name="ro1">
          <table:table-cell table:style-name="ce6" table:formula="of:=[.A63]+1" office:value-type="float" office:value="5">
            <text:p>5</text:p>
          </table:table-cell>
          <table:table-cell table:style-name="ce6" office:value-type="string">
            <text:p>Platformer</text:p>
          </table:table-cell>
          <table:table-cell table:style-name="ce6" office:value-type="string">
            <text:p>category-screens\Platformer.png</text:p>
          </table:table-cell>
          <table:table-cell table:style-name="ce6" table:number-columns-repeated="1020"/>
          <table:table-cell/>
        </table:table-row>
        <table:table-row table:style-name="ro1">
          <table:table-cell table:formula="of:=[.A72]" office:value-type="float" office:value="5">
            <text:p>5</text:p>
          </table:table-cell>
          <table:table-cell office:value-type="string">
            <text:p>CasteBoy</text:p>
          </table:table-cell>
          <table:table-cell office:value-type="string">
            <text:p>Platformer\CastleBoy.png</text:p>
          </table:table-cell>
          <table:table-cell office:value-type="string">
            <text:p>Platformer\CastleBoy.hex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string">
            <text:p>jlauener</text:p>
          </table:table-cell>
          <table:table-cell table:number-columns-repeated="1016"/>
        </table:table-row>
        <table:table-row table:style-name="ro1">
          <table:table-cell table:formula="of:=[.A73]" office:value-type="float" office:value="5">
            <text:p>5</text:p>
          </table:table-cell>
          <table:table-cell office:value-type="string">
            <text:p>SanSan</text:p>
          </table:table-cell>
          <table:table-cell office:value-type="string">
            <text:p>Action\Sansan.png</text:p>
          </table:table-cell>
          <table:table-cell office:value-type="string">
            <text:p>Action\Sansan.hex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chame</text:p>
          </table:table-cell>
          <table:table-cell table:number-columns-repeated="1016"/>
        </table:table-row>
        <table:table-row table:style-name="ro1">
          <table:table-cell table:formula="of:=[.A74]" office:value-type="float" office:value="5">
            <text:p>5</text:p>
          </table:table-cell>
          <table:table-cell office:value-type="string">
            <text:p>MysticBalloon</text:p>
          </table:table-cell>
          <table:table-cell office:value-type="string">
            <text:p>arg\MysticBalloon.png</text:p>
          </table:table-cell>
          <table:table-cell office:value-type="string">
            <text:p>arg\MysticBalloon.hex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75]" office:value-type="float" office:value="5">
            <text:p>5</text:p>
          </table:table-cell>
          <table:table-cell office:value-type="string">
            <text:p>MidnightWild</text:p>
          </table:table-cell>
          <table:table-cell office:value-type="string">
            <text:p>Misc\MidnightWild.png</text:p>
          </table:table-cell>
          <table:table-cell office:value-type="string">
            <text:p>Misc\MidnightWild.hex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76]" office:value-type="float" office:value="5">
            <text:p>5</text:p>
          </table:table-cell>
          <table:table-cell office:value-type="string">
            <text:p>OmegaHorizon</text:p>
          </table:table-cell>
          <table:table-cell office:value-type="string">
            <text:p>Platformer\OmegaHorizon.png</text:p>
          </table:table-cell>
          <table:table-cell office:value-type="string">
            <text:p>Platformer\OmegaHorizon.hex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77]" office:value-type="float" office:value="5">
            <text:p>5</text:p>
          </table:table-cell>
          <table:table-cell office:value-type="string">
            <text:p>SquareNose</text:p>
          </table:table-cell>
          <table:table-cell office:value-type="string">
            <text:p>Platformer\SquareNose.png</text:p>
          </table:table-cell>
          <table:table-cell office:value-type="string">
            <text:p>Platformer\SquareNose.hex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JuiceLizard</text:p>
          </table:table-cell>
          <table:table-cell table:number-columns-repeated="1016"/>
        </table:table-row>
        <table:table-row table:style-name="ro1">
          <table:table-cell table:formula="of:=[.A78]" office:value-type="float" office:value="5">
            <text:p>5</text:p>
          </table:table-cell>
          <table:table-cell office:value-type="string">
            <text:p>Jetpac</text:p>
          </table:table-cell>
          <table:table-cell office:value-type="string">
            <text:p>Action\Jetpac.png</text:p>
          </table:table-cell>
          <table:table-cell office:value-type="string">
            <text:p>Action\Jetpac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TheArduinoGuy</text:p>
          </table:table-cell>
          <table:table-cell table:number-columns-repeated="1016"/>
        </table:table-row>
        <table:table-row table:style-name="ro1">
          <table:table-cell table:formula="of:=[.A79]" office:value-type="float" office:value="5">
            <text:p>5</text:p>
          </table:table-cell>
          <table:table-cell office:value-type="string">
            <text:p>joustish</text:p>
          </table:table-cell>
          <table:table-cell office:value-type="string">
            <text:p>Arcade\joustish.png</text:p>
          </table:table-cell>
          <table:table-cell office:value-type="string">
            <text:p>Arcade\joustish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wuuff</text:p>
          </table:table-cell>
          <table:table-cell table:number-columns-repeated="1016"/>
        </table:table-row>
        <table:table-row table:style-name="ro1">
          <table:table-cell table:formula="of:=[.A80]" office:value-type="float" office:value="5">
            <text:p>5</text:p>
          </table:table-cell>
          <table:table-cell office:value-type="string">
            <text:p>poitto</text:p>
          </table:table-cell>
          <table:table-cell office:value-type="string">
            <text:p>Action\poitto.png</text:p>
          </table:table-cell>
          <table:table-cell office:value-type="string">
            <text:p>Action\poitto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81]" office:value-type="float" office:value="5">
            <text:p>5</text:p>
          </table:table-cell>
          <table:table-cell office:value-type="string">
            <text:p>ecomd</text:p>
          </table:table-cell>
          <table:table-cell office:value-type="string">
            <text:p>arg\ecomd.png</text:p>
          </table:table-cell>
          <table:table-cell office:value-type="string">
            <text:p>arg\ecomd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82]" office:value-type="float" office:value="5">
            <text:p>5</text:p>
          </table:table-cell>
          <table:table-cell office:value-type="string">
            <text:p>supercrate</text:p>
          </table:table-cell>
          <table:table-cell office:value-type="string">
            <text:p>Platformer\supercrate.png</text:p>
          </table:table-cell>
          <table:table-cell office:value-type="string">
            <text:p>Platformer\supercrate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uXe</text:p>
          </table:table-cell>
          <table:table-cell table:number-columns-repeated="1016"/>
        </table:table-row>
        <table:table-row table:style-name="ro1">
          <table:table-cell table:formula="of:=[.A83]" office:value-type="float" office:value="5">
            <text:p>5</text:p>
          </table:table-cell>
          <table:table-cell office:value-type="string">
            <text:p>ninjafuzz</text:p>
          </table:table-cell>
          <table:table-cell office:value-type="string">
            <text:p>Platformer\ninjafuzz.png</text:p>
          </table:table-cell>
          <table:table-cell office:value-type="string">
            <text:p>Platformer\ninjafuzz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Hundstrasse</text:p>
          </table:table-cell>
          <table:table-cell table:number-columns-repeated="1016"/>
        </table:table-row>
        <table:table-row table:style-name="ro1">
          <table:table-cell table:formula="of:=[.A84]" office:value-type="float" office:value="5">
            <text:p>5</text:p>
          </table:table-cell>
          <table:table-cell office:value-type="string">
            <text:p>bounce</text:p>
          </table:table-cell>
          <table:table-cell office:value-type="string">
            <text:p>Platformer\bounce.png</text:p>
          </table:table-cell>
          <table:table-cell office:value-type="string">
            <text:p>Platformer\bounce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Joshimuz</text:p>
          </table:table-cell>
          <table:table-cell table:number-columns-repeated="1016"/>
        </table:table-row>
        <table:table-row table:style-name="ro1">
          <table:table-cell table:formula="of:=[.A85]" office:value-type="float" office:value="5">
            <text:p>5</text:p>
          </table:table-cell>
          <table:table-cell office:value-type="string">
            <text:p>BigBlackBox</text:p>
          </table:table-cell>
          <table:table-cell office:value-type="string">
            <text:p>Platformer\BigBlackBox.png</text:p>
          </table:table-cell>
          <table:table-cell office:value-type="string">
            <text:p>Platformer\BigBlackBox.hex</text:p>
          </table:table-cell>
          <table:table-cell table:number-columns-repeated="3"/>
          <table:table-cell office:value-type="string">
            <text:p>STUDIOCRAFTapps</text:p>
          </table:table-cell>
          <table:table-cell table:number-columns-repeated="1016"/>
        </table:table-row>
        <table:table-row table:style-name="ro1">
          <table:table-cell table:formula="of:=[.A86]" office:value-type="float" office:value="5">
            <text:p>5</text:p>
          </table:table-cell>
          <table:table-cell office:value-type="string">
            <text:p>njahr</text:p>
          </table:table-cell>
          <table:table-cell office:value-type="string">
            <text:p>Platformer\njahr.png</text:p>
          </table:table-cell>
          <table:table-cell office:value-type="string">
            <text:p>Platformer\njahr.hex</text:p>
          </table:table-cell>
          <table:table-cell table:number-columns-repeated="1020"/>
        </table:table-row>
        <table:table-row table:style-name="ro1">
          <table:table-cell table:formula="of:=[.A87]" office:value-type="float" office:value="5">
            <text:p>5</text:p>
          </table:table-cell>
          <table:table-cell office:value-type="string">
            <text:p>tinytower</text:p>
          </table:table-cell>
          <table:table-cell office:value-type="string">
            <text:p>Puzzle\tinytower.png</text:p>
          </table:table-cell>
          <table:table-cell office:value-type="string">
            <text:p>Puzzle\tinytower.hex</text:p>
          </table:table-cell>
          <table:table-cell table:number-columns-repeated="3"/>
          <table:table-cell office:value-type="string">
            <text:p>akkera102</text:p>
          </table:table-cell>
          <table:table-cell table:number-columns-repeated="1016"/>
        </table:table-row>
        <table:table-row table:style-name="ro1">
          <table:table-cell table:style-name="ce3" table:formula="of:=[.A88]+1" office:value-type="float" office:value="6">
            <text:p>6</text:p>
          </table:table-cell>
          <table:table-cell table:style-name="ce3" office:value-type="string">
            <text:p>Strategy</text:p>
          </table:table-cell>
          <table:table-cell table:style-name="ce3" office:value-type="string">
            <text:p>category-screens\Strategy.png</text:p>
          </table:table-cell>
          <table:table-cell table:style-name="ce3" table:number-columns-repeated="1020"/>
          <table:table-cell/>
        </table:table-row>
        <table:table-row table:style-name="ro1">
          <table:table-cell table:formula="of:=[.A89]" office:value-type="float" office:value="6">
            <text:p>6</text:p>
          </table:table-cell>
          <table:table-cell office:value-type="string">
            <text:p>microcity</text:p>
          </table:table-cell>
          <table:table-cell office:value-type="string">
            <text:p>Arcade\microcity.png</text:p>
          </table:table-cell>
          <table:table-cell office:value-type="string">
            <text:p>Arcade\microcity.hex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string">
            <text:p>jhhoward</text:p>
          </table:table-cell>
          <table:table-cell table:number-columns-repeated="1016"/>
        </table:table-row>
        <table:table-row table:style-name="ro1">
          <table:table-cell table:formula="of:=[.A90]" office:value-type="float" office:value="6">
            <text:p>6</text:p>
          </table:table-cell>
          <table:table-cell office:value-type="string">
            <text:p>microtd</text:p>
          </table:table-cell>
          <table:table-cell office:value-type="string">
            <text:p>Puzzle\microtd.png</text:p>
          </table:table-cell>
          <table:table-cell office:value-type="string">
            <text:p>Puzzle\microtd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drummyfish</text:p>
          </table:table-cell>
          <table:table-cell table:number-columns-repeated="1016"/>
        </table:table-row>
        <table:table-row table:style-name="ro1">
          <table:table-cell table:formula="of:=[.A91]" office:value-type="float" office:value="6">
            <text:p>6</text:p>
          </table:table-cell>
          <table:table-cell office:value-type="string">
            <text:p>Ardulem</text:p>
          </table:table-cell>
          <table:table-cell office:value-type="string">
            <text:p>Puzzle\Ardulem.png</text:p>
          </table:table-cell>
          <table:table-cell office:value-type="string">
            <text:p>Puzzle\Ardulem.hex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banban</text:p>
          </table:table-cell>
          <table:table-cell table:number-columns-repeated="1016"/>
        </table:table-row>
        <table:table-row table:style-name="ro1">
          <table:table-cell table:formula="of:=[.A92]" office:value-type="float" office:value="6">
            <text:p>6</text:p>
          </table:table-cell>
          <table:table-cell office:value-type="string">
            <text:p>ARtillery</text:p>
          </table:table-cell>
          <table:table-cell office:value-type="string">
            <text:p>Arcade\ARtillery.png</text:p>
          </table:table-cell>
          <table:table-cell office:value-type="string">
            <text:p>Arcade\ARtillery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bergasms</text:p>
          </table:table-cell>
          <table:table-cell table:number-columns-repeated="1016"/>
        </table:table-row>
        <table:table-row table:style-name="ro1">
          <table:table-cell table:style-name="ce7" table:formula="of:=[.A93]+1" office:value-type="float" office:value="7">
            <text:p>7</text:p>
          </table:table-cell>
          <table:table-cell table:style-name="ce7" office:value-type="string">
            <text:p>Puzzle</text:p>
          </table:table-cell>
          <table:table-cell table:style-name="ce7" office:value-type="string">
            <text:p>category-screens\Puzzle.png</text:p>
          </table:table-cell>
          <table:table-cell table:style-name="ce7" table:number-columns-repeated="1020"/>
          <table:table-cell/>
        </table:table-row>
        <table:table-row table:style-name="ro1">
          <table:table-cell table:formula="of:=[.A94]" office:value-type="float" office:value="7">
            <text:p>7</text:p>
          </table:table-cell>
          <table:table-cell office:value-type="string">
            <text:p>CircuitDude</text:p>
          </table:table-cell>
          <table:table-cell office:value-type="string">
            <text:p>Puzzle\CircuitDude.png</text:p>
          </table:table-cell>
          <table:table-cell office:value-type="string">
            <text:p>Puzzle\CircuitDude.hex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95]" office:value-type="float" office:value="7">
            <text:p>7</text:p>
          </table:table-cell>
          <table:table-cell office:value-type="string">
            <text:p>Logix</text:p>
          </table:table-cell>
          <table:table-cell office:value-type="string">
            <text:p>Puzzle\Logix.png</text:p>
          </table:table-cell>
          <table:table-cell office:value-type="string">
            <text:p>Puzzle\Logix.hex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96]" office:value-type="float" office:value="7">
            <text:p>7</text:p>
          </table:table-cell>
          <table:table-cell office:value-type="string">
            <text:p>Atomicpuzzlepack</text:p>
          </table:table-cell>
          <table:table-cell office:value-type="string">
            <text:p>Puzzle\Atomicpuzzlepack.png</text:p>
          </table:table-cell>
          <table:table-cell office:value-type="string">
            <text:p>Puzzle\Atomicpuzzlepack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Atomic</text:p>
          </table:table-cell>
          <table:table-cell table:number-columns-repeated="1016"/>
        </table:table-row>
        <table:table-row table:style-name="ro1">
          <table:table-cell table:formula="of:=[.A97]" office:value-type="float" office:value="7">
            <text:p>7</text:p>
          </table:table-cell>
          <table:table-cell office:value-type="string">
            <text:p>Darkstar</text:p>
          </table:table-cell>
          <table:table-cell office:value-type="string">
            <text:p>Misc\Darkstar.png</text:p>
          </table:table-cell>
          <table:table-cell office:value-type="string">
            <text:p>Misc\Darkstar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MrBlinky</text:p>
          </table:table-cell>
          <table:table-cell table:number-columns-repeated="1016"/>
        </table:table-row>
        <table:table-row table:style-name="ro1">
          <table:table-cell table:formula="of:=[.A98]" office:value-type="float" office:value="7">
            <text:p>7</text:p>
          </table:table-cell>
          <table:table-cell office:value-type="string">
            <text:p>Sensitive</text:p>
          </table:table-cell>
          <table:table-cell office:value-type="string">
            <text:p>Puzzle\Sensitive.png</text:p>
          </table:table-cell>
          <table:table-cell office:value-type="string">
            <text:p>Puzzle\Sensitive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spinal</text:p>
          </table:table-cell>
          <table:table-cell table:number-columns-repeated="1016"/>
        </table:table-row>
        <table:table-row table:style-name="ro1">
          <table:table-cell table:formula="of:=[.A99]" office:value-type="float" office:value="7">
            <text:p>7</text:p>
          </table:table-cell>
          <table:table-cell office:value-type="string">
            <text:p>Blocks</text:p>
          </table:table-cell>
          <table:table-cell office:value-type="string">
            <text:p>Puzzle\Blocks.png</text:p>
          </table:table-cell>
          <table:table-cell office:value-type="string">
            <text:p>Puzzle\Blocks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w3woody</text:p>
          </table:table-cell>
          <table:table-cell table:number-columns-repeated="1016"/>
        </table:table-row>
        <table:table-row table:style-name="ro1">
          <table:table-cell table:formula="of:=[.A100]" office:value-type="float" office:value="7">
            <text:p>7</text:p>
          </table:table-cell>
          <table:table-cell office:value-type="string">
            <text:p>MAZEZAM</text:p>
          </table:table-cell>
          <table:table-cell office:value-type="string">
            <text:p>Puzzle\MAZEZAM.png</text:p>
          </table:table-cell>
          <table:table-cell office:value-type="string">
            <text:p>Puzzle\MAZEZAM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rdubeast</text:p>
          </table:table-cell>
          <table:table-cell table:number-columns-repeated="1016"/>
        </table:table-row>
        <table:table-row table:style-name="ro1">
          <table:table-cell table:formula="of:=[.A101]" office:value-type="float" office:value="7">
            <text:p>7</text:p>
          </table:table-cell>
          <table:table-cell office:value-type="string">
            <text:p>chiemagari</text:p>
          </table:table-cell>
          <table:table-cell office:value-type="string">
            <text:p>Puzzle\chiemagari.png</text:p>
          </table:table-cell>
          <table:table-cell office:value-type="string">
            <text:p>Puzzle\chiemagari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02]" office:value-type="float" office:value="7">
            <text:p>7</text:p>
          </table:table-cell>
          <table:table-cell office:value-type="string">
            <text:p>Pipes</text:p>
          </table:table-cell>
          <table:table-cell office:value-type="string">
            <text:p>Puzzle\Pipes.png</text:p>
          </table:table-cell>
          <table:table-cell office:value-type="string">
            <text:p>Puzzle\Pipes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102]" office:value-type="float" office:value="7">
            <text:p>7</text:p>
          </table:table-cell>
          <table:table-cell office:value-type="string">
            <text:p>xmastree</text:p>
          </table:table-cell>
          <table:table-cell office:value-type="string">
            <text:p>Misc\xmastree.png</text:p>
          </table:table-cell>
          <table:table-cell office:value-type="string">
            <text:p>Misc\xmastree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rBlinky</text:p>
          </table:table-cell>
          <table:table-cell table:number-columns-repeated="1016"/>
        </table:table-row>
        <table:table-row table:style-name="ro1">
          <table:table-cell table:formula="of:=[.A103]" office:value-type="float" office:value="7">
            <text:p>7</text:p>
          </table:table-cell>
          <table:table-cell office:value-type="string">
            <text:p>AMaze</text:p>
          </table:table-cell>
          <table:table-cell office:value-type="string">
            <text:p>Puzzle\AMaze.png</text:p>
          </table:table-cell>
          <table:table-cell office:value-type="string">
            <text:p>Puzzle\AMaze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Keyboard_Camper</text:p>
          </table:table-cell>
          <table:table-cell table:number-columns-repeated="1016"/>
        </table:table-row>
        <table:table-row table:style-name="ro1">
          <table:table-cell table:formula="of:=[.A105]" office:value-type="float" office:value="7">
            <text:p>7</text:p>
          </table:table-cell>
          <table:table-cell office:value-type="string">
            <text:p>Arduslide</text:p>
          </table:table-cell>
          <table:table-cell office:value-type="string">
            <text:p>Puzzle\Arduslide.png</text:p>
          </table:table-cell>
          <table:table-cell office:value-type="string">
            <text:p>Puzzle\Arduslide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gooberdlx</text:p>
          </table:table-cell>
          <table:table-cell table:number-columns-repeated="1016"/>
        </table:table-row>
        <table:table-row table:style-name="ro1">
          <table:table-cell table:formula="of:=[.A106]" office:value-type="float" office:value="7">
            <text:p>7</text:p>
          </table:table-cell>
          <table:table-cell office:value-type="string">
            <text:p>Crates3d</text:p>
          </table:table-cell>
          <table:table-cell office:value-type="string">
            <text:p>Puzzle\Crates3d.png</text:p>
          </table:table-cell>
          <table:table-cell office:value-type="string">
            <text:p>Puzzle\Crates3d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Brian</text:p>
          </table:table-cell>
          <table:table-cell table:number-columns-repeated="1016"/>
        </table:table-row>
        <table:table-row table:style-name="ro1">
          <table:table-cell table:formula="of:=[.A107]" office:value-type="float" office:value="7">
            <text:p>7</text:p>
          </table:table-cell>
          <table:table-cell office:value-type="string">
            <text:p>ringpuzzle</text:p>
          </table:table-cell>
          <table:table-cell office:value-type="string">
            <text:p>Puzzle\ringpuzzle.png</text:p>
          </table:table-cell>
          <table:table-cell office:value-type="string">
            <text:p>Puzzle\ringpuzzle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SNikolaevich</text:p>
          </table:table-cell>
          <table:table-cell table:number-columns-repeated="1016"/>
        </table:table-row>
        <table:table-row table:style-name="ro1">
          <table:table-cell table:formula="of:=[.A108]" office:value-type="float" office:value="7">
            <text:p>7</text:p>
          </table:table-cell>
          <table:table-cell office:value-type="string">
            <text:p>LiteOut</text:p>
          </table:table-cell>
          <table:table-cell office:value-type="string">
            <text:p>Puzzle\LiteOut.png</text:p>
          </table:table-cell>
          <table:table-cell office:value-type="string">
            <text:p>Puzzle\LiteOut.hex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kmk1018</text:p>
          </table:table-cell>
          <table:table-cell table:number-columns-repeated="1016"/>
        </table:table-row>
        <table:table-row table:style-name="ro1">
          <table:table-cell table:formula="of:=[.A109]" office:value-type="float" office:value="7">
            <text:p>7</text:p>
          </table:table-cell>
          <table:table-cell office:value-type="float" office:value="2048">
            <text:p>2048</text:p>
          </table:table-cell>
          <table:table-cell office:value-type="string">
            <text:p>Puzzle\2048.png</text:p>
          </table:table-cell>
          <table:table-cell office:value-type="string">
            <text:p>Puzzle\2048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Yuki</text:p>
          </table:table-cell>
          <table:table-cell table:number-columns-repeated="1016"/>
        </table:table-row>
        <table:table-row table:style-name="ro1">
          <table:table-cell table:formula="of:=[.A110]" office:value-type="float" office:value="7">
            <text:p>7</text:p>
          </table:table-cell>
          <table:table-cell office:value-type="float" office:value="1010">
            <text:p>1010</text:p>
          </table:table-cell>
          <table:table-cell office:value-type="string">
            <text:p>Puzzle\1010.png</text:p>
          </table:table-cell>
          <table:table-cell office:value-type="string">
            <text:p>Puzzle\1010.hex</text:p>
          </table:table-cell>
          <table:table-cell table:number-columns-repeated="1020"/>
        </table:table-row>
        <table:table-row table:style-name="ro1">
          <table:table-cell table:formula="of:=[.A111]" office:value-type="float" office:value="7">
            <text:p>7</text:p>
          </table:table-cell>
          <table:table-cell office:value-type="string">
            <text:p>termtwirl</text:p>
          </table:table-cell>
          <table:table-cell office:value-type="string">
            <text:p>Puzzle\termtwirl.png</text:p>
          </table:table-cell>
          <table:table-cell office:value-type="string">
            <text:p>Puzzle\termtwirl.hex</text:p>
          </table:table-cell>
          <table:table-cell table:number-columns-repeated="3"/>
          <table:table-cell office:value-type="string">
            <text:p>Corruptio</text:p>
          </table:table-cell>
          <table:table-cell table:number-columns-repeated="1016"/>
        </table:table-row>
        <table:table-row table:style-name="ro1">
          <table:table-cell table:style-name="ce8" table:formula="of:=[.A112]+1" office:value-type="float" office:value="8">
            <text:p>8</text:p>
          </table:table-cell>
          <table:table-cell table:style-name="ce8" office:value-type="string">
            <text:p>Skill</text:p>
          </table:table-cell>
          <table:table-cell table:style-name="ce8" office:value-type="string">
            <text:p>category-screens\Skill.png</text:p>
          </table:table-cell>
          <table:table-cell table:style-name="ce8" table:number-columns-repeated="1020"/>
          <table:table-cell/>
        </table:table-row>
        <table:table-row table:style-name="ro1">
          <table:table-cell table:formula="of:=[.A113]" office:value-type="float" office:value="8">
            <text:p>8</text:p>
          </table:table-cell>
          <table:table-cell office:value-type="string">
            <text:p>curse</text:p>
          </table:table-cell>
          <table:table-cell office:value-type="string">
            <text:p>Puzzle\curse.png</text:p>
          </table:table-cell>
          <table:table-cell office:value-type="string">
            <text:p>Puzzle\curse.hex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14]" office:value-type="float" office:value="8">
            <text:p>8</text:p>
          </table:table-cell>
          <table:table-cell office:value-type="string">
            <text:p>KnightMove</text:p>
          </table:table-cell>
          <table:table-cell office:value-type="string">
            <text:p>Puzzle\knightmove.png</text:p>
          </table:table-cell>
          <table:table-cell office:value-type="string">
            <text:p>Puzzle\knightmove.hex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15]" office:value-type="float" office:value="8">
            <text:p>8</text:p>
          </table:table-cell>
          <table:table-cell office:value-type="string">
            <text:p>Samegame</text:p>
          </table:table-cell>
          <table:table-cell office:value-type="string">
            <text:p>Arcade\Samegame.png</text:p>
          </table:table-cell>
          <table:table-cell office:value-type="string">
            <text:p>Arcade\Samegame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16]" office:value-type="float" office:value="8">
            <text:p>8</text:p>
          </table:table-cell>
          <table:table-cell office:value-type="string">
            <text:p>stairssweep</text:p>
          </table:table-cell>
          <table:table-cell office:value-type="string">
            <text:p>Puzzle\stairssweep.png</text:p>
          </table:table-cell>
          <table:table-cell office:value-type="string">
            <text:p>Puzzle\stairssweep.hex</text:p>
          </table:table-cell>
          <table:table-cell table:number-columns-repeated="3"/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17]" office:value-type="float" office:value="8">
            <text:p>8</text:p>
          </table:table-cell>
          <table:table-cell office:value-type="string">
            <text:p>psicolo</text:p>
          </table:table-cell>
          <table:table-cell office:value-type="string">
            <text:p>Puzzle\psicolo.png</text:p>
          </table:table-cell>
          <table:table-cell office:value-type="string">
            <text:p>Puzzle\psicolo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18]" office:value-type="float" office:value="8">
            <text:p>8</text:p>
          </table:table-cell>
          <table:table-cell office:value-type="string">
            <text:p>Minesweeper</text:p>
          </table:table-cell>
          <table:table-cell office:value-type="string">
            <text:p>Puzzle\Minesweeper.png</text:p>
          </table:table-cell>
          <table:table-cell office:value-type="string">
            <text:p>Puzzle\Minesweeper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Pharap</text:p>
          </table:table-cell>
          <table:table-cell table:number-columns-repeated="1016"/>
        </table:table-row>
        <table:table-row table:style-name="ro1">
          <table:table-cell table:formula="of:=[.A119]" office:value-type="float" office:value="8">
            <text:p>8</text:p>
          </table:table-cell>
          <table:table-cell office:value-type="string">
            <text:p>begemmed</text:p>
          </table:table-cell>
          <table:table-cell office:value-type="string">
            <text:p>arg\begemmed.png</text:p>
          </table:table-cell>
          <table:table-cell office:value-type="string">
            <text:p>arg\begemmed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20]" office:value-type="float" office:value="8">
            <text:p>8</text:p>
          </table:table-cell>
          <table:table-cell office:value-type="string">
            <text:p>Blobattack</text:p>
          </table:table-cell>
          <table:table-cell office:value-type="string">
            <text:p>arg\Blobattack.png</text:p>
          </table:table-cell>
          <table:table-cell office:value-type="string">
            <text:p>arg\Blobattack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21]" office:value-type="float" office:value="8">
            <text:p>8</text:p>
          </table:table-cell>
          <table:table-cell office:value-type="string">
            <text:p>sudoku</text:p>
          </table:table-cell>
          <table:table-cell office:value-type="string">
            <text:p>Puzzle\sudoku.png</text:p>
          </table:table-cell>
          <table:table-cell office:value-type="string">
            <text:p>Puzzle\sudoku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neilsunw</text:p>
          </table:table-cell>
          <table:table-cell table:number-columns-repeated="1016"/>
        </table:table-row>
        <table:table-row table:style-name="ro1">
          <table:table-cell table:formula="of:=[.A122]" office:value-type="float" office:value="8">
            <text:p>8</text:p>
          </table:table-cell>
          <table:table-cell office:value-type="string">
            <text:p>tinysokoban</text:p>
          </table:table-cell>
          <table:table-cell office:value-type="string">
            <text:p>Puzzle\tinysokoban.png</text:p>
          </table:table-cell>
          <table:table-cell office:value-type="string">
            <text:p>Puzzle\tinysokoban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kkera102</text:p>
          </table:table-cell>
          <table:table-cell table:number-columns-repeated="1016"/>
        </table:table-row>
        <table:table-row table:style-name="ro1">
          <table:table-cell table:formula="of:=[.A123]" office:value-type="float" office:value="8">
            <text:p>8</text:p>
          </table:table-cell>
          <table:table-cell office:value-type="string">
            <text:p>Boxstacker</text:p>
          </table:table-cell>
          <table:table-cell office:value-type="string">
            <text:p>Puzzle\Boxstacker.png</text:p>
          </table:table-cell>
          <table:table-cell office:value-type="string">
            <text:p>Puzzle\Boxstacker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dragula96</text:p>
          </table:table-cell>
          <table:table-cell table:number-columns-repeated="1016"/>
        </table:table-row>
        <table:table-row table:style-name="ro1">
          <table:table-cell table:formula="of:=[.A124]" office:value-type="float" office:value="8">
            <text:p>8</text:p>
          </table:table-cell>
          <table:table-cell office:value-type="string">
            <text:p>Arduboysays</text:p>
          </table:table-cell>
          <table:table-cell office:value-type="string">
            <text:p>Puzzle\Arduboysays.png</text:p>
          </table:table-cell>
          <table:table-cell office:value-type="string">
            <text:p>Puzzle\Arduboysays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Slade</text:p>
          </table:table-cell>
          <table:table-cell table:number-columns-repeated="1016"/>
        </table:table-row>
        <table:table-row table:style-name="ro1">
          <table:table-cell table:formula="of:=[.A125]" office:value-type="float" office:value="8">
            <text:p>8</text:p>
          </table:table-cell>
          <table:table-cell office:value-type="string">
            <text:p>Diamonds</text:p>
          </table:table-cell>
          <table:table-cell office:value-type="string">
            <text:p>Arcade\diamonds.png</text:p>
          </table:table-cell>
          <table:table-cell office:value-type="string">
            <text:p>Arcade\diamonds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redbug</text:p>
          </table:table-cell>
          <table:table-cell table:number-columns-repeated="1016"/>
        </table:table-row>
        <table:table-row table:style-name="ro1">
          <table:table-cell table:formula="of:=[.A126]" office:value-type="float" office:value="8">
            <text:p>8</text:p>
          </table:table-cell>
          <table:table-cell office:value-type="string">
            <text:p>KOOKY</text:p>
          </table:table-cell>
          <table:table-cell office:value-type="string">
            <text:p>Puzzle\KOOKY.png</text:p>
          </table:table-cell>
          <table:table-cell office:value-type="string">
            <text:p>Puzzle\KOOKY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127]" office:value-type="float" office:value="8">
            <text:p>8</text:p>
          </table:table-cell>
          <table:table-cell office:value-type="string">
            <text:p>NumberMind</text:p>
          </table:table-cell>
          <table:table-cell office:value-type="string">
            <text:p>Puzzle\NumberMind.png</text:p>
          </table:table-cell>
          <table:table-cell office:value-type="string">
            <text:p>Puzzle\NumberMind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Yoshi</text:p>
          </table:table-cell>
          <table:table-cell table:number-columns-repeated="1016"/>
        </table:table-row>
        <table:table-row table:style-name="ro1">
          <table:table-cell table:formula="of:=[.A128]" office:value-type="float" office:value="8">
            <text:p>8</text:p>
          </table:table-cell>
          <table:table-cell office:value-type="string">
            <text:p>Bombzzle</text:p>
          </table:table-cell>
          <table:table-cell office:value-type="string">
            <text:p>Puzzle\Bombzzle.png</text:p>
          </table:table-cell>
          <table:table-cell office:value-type="string">
            <text:p>Puzzle\Bombzzle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HokuHakase</text:p>
          </table:table-cell>
          <table:table-cell table:number-columns-repeated="1016"/>
        </table:table-row>
        <table:table-row table:style-name="ro1">
          <table:table-cell table:formula="of:=[.A129]" office:value-type="float" office:value="8">
            <text:p>8</text:p>
          </table:table-cell>
          <table:table-cell office:value-type="string">
            <text:p>Floodfill</text:p>
          </table:table-cell>
          <table:table-cell office:value-type="string">
            <text:p>Puzzle\Floodfill.png</text:p>
          </table:table-cell>
          <table:table-cell office:value-type="string">
            <text:p>Puzzle\Floodfill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garyfranz</text:p>
          </table:table-cell>
          <table:table-cell table:number-columns-repeated="1016"/>
        </table:table-row>
        <table:table-row table:style-name="ro1">
          <table:table-cell table:formula="of:=[.A130]" office:value-type="float" office:value="8">
            <text:p>8</text:p>
          </table:table-cell>
          <table:table-cell office:value-type="string">
            <text:p>Tres</text:p>
          </table:table-cell>
          <table:table-cell office:value-type="string">
            <text:p>Puzzle\Tres.png</text:p>
          </table:table-cell>
          <table:table-cell office:value-type="string">
            <text:p>Puzzle\Tres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cajogold</text:p>
          </table:table-cell>
          <table:table-cell table:number-columns-repeated="1016"/>
        </table:table-row>
        <table:table-row table:style-name="ro1">
          <table:table-cell table:formula="of:=[.A131]" office:value-type="float" office:value="8">
            <text:p>8</text:p>
          </table:table-cell>
          <table:table-cell office:value-type="string">
            <text:p>Roshambo</text:p>
          </table:table-cell>
          <table:table-cell office:value-type="string">
            <text:p>Puzzle\Roshambo.png</text:p>
          </table:table-cell>
          <table:table-cell office:value-type="string">
            <text:p>Puzzle\Roshambo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CDR_Xavier</text:p>
          </table:table-cell>
          <table:table-cell table:number-columns-repeated="1016"/>
        </table:table-row>
        <table:table-row table:style-name="ro1">
          <table:table-cell table:formula="of:=[.A132]" office:value-type="float" office:value="8">
            <text:p>8</text:p>
          </table:table-cell>
          <table:table-cell office:value-type="string">
            <text:p>TicTacCurly</text:p>
          </table:table-cell>
          <table:table-cell office:value-type="string">
            <text:p>Puzzle\TicTacCurly.png</text:p>
          </table:table-cell>
          <table:table-cell office:value-type="string">
            <text:p>Puzzle\TicTacCurly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curly</text:p>
          </table:table-cell>
          <table:table-cell table:number-columns-repeated="1016"/>
        </table:table-row>
        <table:table-row table:style-name="ro1">
          <table:table-cell table:formula="of:=[.A133]" office:value-type="float" office:value="8">
            <text:p>8</text:p>
          </table:table-cell>
          <table:table-cell office:value-type="string">
            <text:p>Zoo</text:p>
          </table:table-cell>
          <table:table-cell office:value-type="string">
            <text:p>Puzzle\Zoo.png</text:p>
          </table:table-cell>
          <table:table-cell office:value-type="string">
            <text:p>Puzzle\Zoo.hex</text:p>
          </table:table-cell>
          <table:table-cell table:number-columns-repeated="3"/>
          <table:table-cell office:value-type="string">
            <text:p>Yuki</text:p>
          </table:table-cell>
          <table:table-cell table:number-columns-repeated="1016"/>
        </table:table-row>
        <table:table-row table:style-name="ro1">
          <table:table-cell table:formula="of:=[.A134]" office:value-type="float" office:value="8">
            <text:p>8</text:p>
          </table:table-cell>
          <table:table-cell office:value-type="string">
            <text:p>SantasFactory</text:p>
          </table:table-cell>
          <table:table-cell office:value-type="string">
            <text:p>Puzzle\santasfactory.png</text:p>
          </table:table-cell>
          <table:table-cell office:value-type="string">
            <text:p>Puzzle\santasfactory.hex</text:p>
          </table:table-cell>
          <table:table-cell table:number-columns-repeated="3"/>
          <table:table-cell office:value-type="string">
            <text:p>madya121</text:p>
          </table:table-cell>
          <table:table-cell table:number-columns-repeated="1016"/>
        </table:table-row>
        <table:table-row table:style-name="ro1">
          <table:table-cell table:formula="of:=[.A135]" office:value-type="float" office:value="8">
            <text:p>8</text:p>
          </table:table-cell>
          <table:table-cell office:value-type="string">
            <text:p>TNTank</text:p>
          </table:table-cell>
          <table:table-cell office:value-type="string">
            <text:p>Puzzle\tntank.png</text:p>
          </table:table-cell>
          <table:table-cell office:value-type="string">
            <text:p>Puzzle\tntank.hex</text:p>
          </table:table-cell>
          <table:table-cell table:number-columns-repeated="3"/>
          <table:table-cell office:value-type="string">
            <text:p>madya121</text:p>
          </table:table-cell>
          <table:table-cell table:number-columns-repeated="1016"/>
        </table:table-row>
        <table:table-row table:style-name="ro1">
          <table:table-cell table:formula="of:=[.A136]" office:value-type="float" office:value="8">
            <text:p>8</text:p>
          </table:table-cell>
          <table:table-cell office:value-type="string">
            <text:p>NBOTK</text:p>
          </table:table-cell>
          <table:table-cell office:value-type="string">
            <text:p>Puzzle\NBOTK.png</text:p>
          </table:table-cell>
          <table:table-cell office:value-type="string">
            <text:p>Puzzle\NBOTK.hex</text:p>
          </table:table-cell>
          <table:table-cell table:number-columns-repeated="3"/>
          <table:table-cell office:value-type="string">
            <text:p>bateske</text:p>
          </table:table-cell>
          <table:table-cell table:number-columns-repeated="1016"/>
        </table:table-row>
        <table:table-row table:style-name="ro1">
          <table:table-cell table:style-name="ce9" table:formula="of:=[.A113]+1" office:value-type="float" office:value="9">
            <text:p>9</text:p>
          </table:table-cell>
          <table:table-cell table:style-name="ce9" office:value-type="string">
            <text:p>Tabletop</text:p>
          </table:table-cell>
          <table:table-cell table:style-name="ce9" office:value-type="string">
            <text:p>category-screens\Tabletop.png</text:p>
          </table:table-cell>
          <table:table-cell table:style-name="ce9" table:number-columns-repeated="1020"/>
          <table:table-cell/>
        </table:table-row>
        <table:table-row table:style-name="ro1">
          <table:table-cell table:formula="of:=[.A138]" office:value-type="float" office:value="9">
            <text:p>9</text:p>
          </table:table-cell>
          <table:table-cell office:value-type="string">
            <text:p>Blackjack</text:p>
          </table:table-cell>
          <table:table-cell office:value-type="string">
            <text:p>Misc\Blackjack.png</text:p>
          </table:table-cell>
          <table:table-cell office:value-type="string">
            <text:p>Misc\Blackjack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139]" office:value-type="float" office:value="9">
            <text:p>9</text:p>
          </table:table-cell>
          <table:table-cell office:value-type="string">
            <text:p>Diceoffate</text:p>
          </table:table-cell>
          <table:table-cell office:value-type="string">
            <text:p>arg\Diceoffate.png</text:p>
          </table:table-cell>
          <table:table-cell office:value-type="string">
            <text:p>arg\Diceoffate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40]" office:value-type="float" office:value="9">
            <text:p>9</text:p>
          </table:table-cell>
          <table:table-cell office:value-type="string">
            <text:p>reversi</text:p>
          </table:table-cell>
          <table:table-cell office:value-type="string">
            <text:p>Puzzle\reversi.png</text:p>
          </table:table-cell>
          <table:table-cell office:value-type="string">
            <text:p>Puzzle\reversi.hex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41]" office:value-type="float" office:value="9">
            <text:p>9</text:p>
          </table:table-cell>
          <table:table-cell office:value-type="string">
            <text:p>quarto</text:p>
          </table:table-cell>
          <table:table-cell office:value-type="string">
            <text:p>Puzzle\quarto.png</text:p>
          </table:table-cell>
          <table:table-cell office:value-type="string">
            <text:p>Puzzle\quarto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42]" office:value-type="float" office:value="9">
            <text:p>9</text:p>
          </table:table-cell>
          <table:table-cell office:value-type="string">
            <text:p>littlerookchess</text:p>
          </table:table-cell>
          <table:table-cell office:value-type="string">
            <text:p>Demos\littlerookchess.png</text:p>
          </table:table-cell>
          <table:table-cell office:value-type="string">
            <text:p>Demos\littlerookchess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olikraus</text:p>
          </table:table-cell>
          <table:table-cell table:number-columns-repeated="1016"/>
        </table:table-row>
        <table:table-row table:style-name="ro1">
          <table:table-cell table:formula="of:=[.A143]" office:value-type="float" office:value="9">
            <text:p>9</text:p>
          </table:table-cell>
          <table:table-cell office:value-type="string">
            <text:p>Farkle</text:p>
          </table:table-cell>
          <table:table-cell office:value-type="string">
            <text:p>Puzzle\Farkle.png</text:p>
          </table:table-cell>
          <table:table-cell office:value-type="string">
            <text:p>Puzzle\Farkle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44]" office:value-type="float" office:value="9">
            <text:p>9</text:p>
          </table:table-cell>
          <table:table-cell office:value-type="string">
            <text:p>MicroCheckers</text:p>
          </table:table-cell>
          <table:table-cell office:value-type="string">
            <text:p>Puzzle\MicroCheckers.png</text:p>
          </table:table-cell>
          <table:table-cell office:value-type="string">
            <text:p>Puzzle\MicroCheckers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Jezzamon</text:p>
          </table:table-cell>
          <table:table-cell table:number-columns-repeated="1016"/>
        </table:table-row>
        <table:table-row table:style-name="ro1">
          <table:table-cell table:formula="of:=[.A145]" office:value-type="float" office:value="9">
            <text:p>9</text:p>
          </table:table-cell>
          <table:table-cell office:value-type="string">
            <text:p>GermanWhist</text:p>
          </table:table-cell>
          <table:table-cell office:value-type="string">
            <text:p>Puzzle\Whist.png</text:p>
          </table:table-cell>
          <table:table-cell office:value-type="string">
            <text:p>Puzzle\Whist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46]" office:value-type="float" office:value="9">
            <text:p>9</text:p>
          </table:table-cell>
          <table:table-cell office:value-type="string">
            <text:p>Cribbage</text:p>
          </table:table-cell>
          <table:table-cell office:value-type="string">
            <text:p>Puzzle\Cribbage.png</text:p>
          </table:table-cell>
          <table:table-cell office:value-type="string">
            <text:p>Puzzle\Cribbage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47]" office:value-type="float" office:value="9">
            <text:p>9</text:p>
          </table:table-cell>
          <table:table-cell office:value-type="string">
            <text:p>Pocketothello</text:p>
          </table:table-cell>
          <table:table-cell office:value-type="string">
            <text:p>Puzzle\Pocketothello.png</text:p>
          </table:table-cell>
          <table:table-cell office:value-type="string">
            <text:p>Puzzle\Pocketothello.hex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WangRenxin</text:p>
          </table:table-cell>
          <table:table-cell table:number-columns-repeated="1016"/>
        </table:table-row>
        <table:table-row table:style-name="ro1">
          <table:table-cell table:formula="of:=[.A148]" office:value-type="float" office:value="9">
            <text:p>9</text:p>
          </table:table-cell>
          <table:table-cell office:value-type="string">
            <text:p>Dominoes</text:p>
          </table:table-cell>
          <table:table-cell office:value-type="string">
            <text:p>Puzzle\Dominoes.png</text:p>
          </table:table-cell>
          <table:table-cell office:value-type="string">
            <text:p>Puzzle\Dominoes.hex</text:p>
          </table:table-cell>
          <table:table-cell table:number-columns-repeated="3"/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49]" office:value-type="float" office:value="9">
            <text:p>9</text:p>
          </table:table-cell>
          <table:table-cell office:value-type="string">
            <text:p>Yatzy</text:p>
          </table:table-cell>
          <table:table-cell office:value-type="string">
            <text:p>Puzzle\Yatzy.png</text:p>
          </table:table-cell>
          <table:table-cell office:value-type="string">
            <text:p>Puzzle\Yatzy.hex</text:p>
          </table:table-cell>
          <table:table-cell table:number-columns-repeated="3"/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150]" office:value-type="float" office:value="9">
            <text:p>9</text:p>
          </table:table-cell>
          <table:table-cell office:value-type="string">
            <text:p>Cripplemronion</text:p>
          </table:table-cell>
          <table:table-cell office:value-type="string">
            <text:p>Puzzle\Cripplemronion.png</text:p>
          </table:table-cell>
          <table:table-cell office:value-type="string">
            <text:p>Puzzle\Cripplemronion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fentonc</text:p>
          </table:table-cell>
          <table:table-cell table:number-columns-repeated="1016"/>
        </table:table-row>
        <table:table-row table:style-name="ro1">
          <table:table-cell table:style-name="ce10" table:formula="of:=[.A150]+1" office:value-type="float" office:value="10">
            <text:p>10</text:p>
          </table:table-cell>
          <table:table-cell table:style-name="ce10" office:value-type="string">
            <text:p>Racing</text:p>
          </table:table-cell>
          <table:table-cell table:style-name="ce10" office:value-type="string">
            <text:p>category-screens\Racing.png</text:p>
          </table:table-cell>
          <table:table-cell table:style-name="ce10" table:number-columns-repeated="1020"/>
          <table:table-cell/>
        </table:table-row>
        <table:table-row table:style-name="ro1">
          <table:table-cell table:formula="of:=[.A152]" office:value-type="float" office:value="10">
            <text:p>10</text:p>
          </table:table-cell>
          <table:table-cell office:value-type="string">
            <text:p>Arddriving</text:p>
          </table:table-cell>
          <table:table-cell office:value-type="string">
            <text:p>Racing\Arddriving.png</text:p>
          </table:table-cell>
          <table:table-cell office:value-type="string">
            <text:p>Racing\Arddriving.hex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string">
            <text:p>Rem</text:p>
          </table:table-cell>
          <table:table-cell table:number-columns-repeated="1016"/>
        </table:table-row>
        <table:table-row table:style-name="ro1">
          <table:table-cell table:formula="of:=[.A153]" office:value-type="float" office:value="10">
            <text:p>10</text:p>
          </table:table-cell>
          <table:table-cell office:value-type="string">
            <text:p>ArduRacer</text:p>
          </table:table-cell>
          <table:table-cell office:value-type="string">
            <text:p>Racing\ArduRacer.png</text:p>
          </table:table-cell>
          <table:table-cell office:value-type="string">
            <text:p>Racing\ArduRacer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tonym128</text:p>
          </table:table-cell>
          <table:table-cell table:number-columns-repeated="1016"/>
        </table:table-row>
        <table:table-row table:style-name="ro1">
          <table:table-cell table:formula="of:=[.A154]" office:value-type="float" office:value="10">
            <text:p>10</text:p>
          </table:table-cell>
          <table:table-cell office:value-type="string">
            <text:p>BoneShakers</text:p>
          </table:table-cell>
          <table:table-cell office:value-type="string">
            <text:p>Racing\BoneShakers.png</text:p>
          </table:table-cell>
          <table:table-cell office:value-type="string">
            <text:p>Racing\BoneShakers.hex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jhhoward</text:p>
          </table:table-cell>
          <table:table-cell table:number-columns-repeated="1016"/>
        </table:table-row>
        <table:table-row table:style-name="ro1">
          <table:table-cell table:formula="of:=[.A155]" office:value-type="float" office:value="10">
            <text:p>10</text:p>
          </table:table-cell>
          <table:table-cell office:value-type="string">
            <text:p>CrazyKart</text:p>
          </table:table-cell>
          <table:table-cell office:value-type="string">
            <text:p>Racing\CrazyKart.png</text:p>
          </table:table-cell>
          <table:table-cell office:value-type="string">
            <text:p>Racing\CrazyKart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lberto</text:p>
          </table:table-cell>
          <table:table-cell table:number-columns-repeated="1016"/>
        </table:table-row>
        <table:table-row table:style-name="ro1">
          <table:table-cell table:formula="of:=[.A156]" office:value-type="float" office:value="10">
            <text:p>10</text:p>
          </table:table-cell>
          <table:table-cell office:value-type="string">
            <text:p>Randocity</text:p>
          </table:table-cell>
          <table:table-cell office:value-type="string">
            <text:p>Racing\Randocity.png</text:p>
          </table:table-cell>
          <table:table-cell office:value-type="string">
            <text:p>Racing\Randocity.hex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pmwasson</text:p>
          </table:table-cell>
          <table:table-cell table:number-columns-repeated="1016"/>
        </table:table-row>
        <table:table-row table:style-name="ro1">
          <table:table-cell table:formula="of:=[.A157]" office:value-type="float" office:value="10">
            <text:p>10</text:p>
          </table:table-cell>
          <table:table-cell office:value-type="string">
            <text:p>tinybike</text:p>
          </table:table-cell>
          <table:table-cell office:value-type="string">
            <text:p>Racing\tinybike.png</text:p>
          </table:table-cell>
          <table:table-cell office:value-type="string">
            <text:p>Racing\tinybike.hex</text:p>
          </table:table-cell>
          <table:table-cell table:number-columns-repeated="3"/>
          <table:table-cell office:value-type="string">
            <text:p>ElectroLIB</text:p>
          </table:table-cell>
          <table:table-cell table:number-columns-repeated="1016"/>
        </table:table-row>
        <table:table-row table:style-name="ro1">
          <table:table-cell table:style-name="ce11" table:formula="of:=[.A158]+1" office:value-type="float" office:value="11">
            <text:p>11</text:p>
          </table:table-cell>
          <table:table-cell table:style-name="ce11" office:value-type="string">
            <text:p>RPG</text:p>
          </table:table-cell>
          <table:table-cell table:style-name="ce11" office:value-type="string">
            <text:p>category-screens\RPG.png</text:p>
          </table:table-cell>
          <table:table-cell table:style-name="ce11" table:number-columns-repeated="1020"/>
          <table:table-cell/>
        </table:table-row>
        <table:table-row table:style-name="ro1">
          <table:table-cell table:formula="of:=[.A159]" office:value-type="float" office:value="11">
            <text:p>11</text:p>
          </table:table-cell>
          <table:table-cell office:value-type="string">
            <text:p>ardynia</text:p>
          </table:table-cell>
          <table:table-cell office:value-type="string">
            <text:p>RPG\ardynia.png</text:p>
          </table:table-cell>
          <table:table-cell office:value-type="string">
            <text:p>RPG\ardynia.hex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string">
            <text:p>city41</text:p>
          </table:table-cell>
          <table:table-cell table:number-columns-repeated="1016"/>
        </table:table-row>
        <table:table-row table:style-name="ro1">
          <table:table-cell table:formula="of:=[.A160]" office:value-type="float" office:value="11">
            <text:p>11</text:p>
          </table:table-cell>
          <table:table-cell office:value-type="string">
            <text:p>darkandunder</text:p>
          </table:table-cell>
          <table:table-cell office:value-type="string">
            <text:p>RPG\darkandunder.png</text:p>
          </table:table-cell>
          <table:table-cell office:value-type="string">
            <text:p>RPG\darkandunder.hex</text:p>
          </table:table-cell>
          <table:table-cell table:number-columns-repeated="2"/>
          <table:table-cell office:value-type="float" office:value="39">
            <text:p>39</text:p>
          </table:table-cell>
          <table:table-cell office:value-type="string">
            <text:p>GarageCollective</text:p>
          </table:table-cell>
          <table:table-cell table:number-columns-repeated="1016"/>
        </table:table-row>
        <table:table-row table:style-name="ro1">
          <table:table-cell table:formula="of:=[.A161]" office:value-type="float" office:value="11">
            <text:p>11</text:p>
          </table:table-cell>
          <table:table-cell office:value-type="string">
            <text:p>Arduventure</text:p>
          </table:table-cell>
          <table:table-cell office:value-type="string">
            <text:p>RPG\Arduventure.png</text:p>
          </table:table-cell>
          <table:table-cell office:value-type="string">
            <text:p>RPG\Arduventure.hex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62]" office:value-type="float" office:value="11">
            <text:p>11</text:p>
          </table:table-cell>
          <table:table-cell office:value-type="string">
            <text:p>starhonor</text:p>
          </table:table-cell>
          <table:table-cell office:value-type="string">
            <text:p>RPG\starhonor.png</text:p>
          </table:table-cell>
          <table:table-cell office:value-type="string">
            <text:p>RPG\starhonor.hex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Wenceslao</text:p>
          </table:table-cell>
          <table:table-cell table:number-columns-repeated="1016"/>
        </table:table-row>
        <table:table-row table:style-name="ro1">
          <table:table-cell table:formula="of:=[.A163]" office:value-type="float" office:value="11">
            <text:p>11</text:p>
          </table:table-cell>
          <table:table-cell office:value-type="string">
            <text:p>tacklebox</text:p>
          </table:table-cell>
          <table:table-cell office:value-type="string">
            <text:p>Arcade\tacklebox.png</text:p>
          </table:table-cell>
          <table:table-cell office:value-type="string">
            <text:p>Arcade\tacklebox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city41</text:p>
          </table:table-cell>
          <table:table-cell table:number-columns-repeated="1016"/>
        </table:table-row>
        <table:table-row table:style-name="ro1">
          <table:table-cell table:formula="of:=[.A164]" office:value-type="float" office:value="11">
            <text:p>11</text:p>
          </table:table-cell>
          <table:table-cell office:value-type="string">
            <text:p>MiniRogue</text:p>
          </table:table-cell>
          <table:table-cell office:value-type="string">
            <text:p>RPG\MiniRogue.png</text:p>
          </table:table-cell>
          <table:table-cell office:value-type="string">
            <text:p>RPG\MiniRogue.hex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65]" office:value-type="float" office:value="11">
            <text:p>11</text:p>
          </table:table-cell>
          <table:table-cell office:value-type="string">
            <text:p>underthetower</text:p>
          </table:table-cell>
          <table:table-cell office:value-type="string">
            <text:p>RPG\underthetower.png</text:p>
          </table:table-cell>
          <table:table-cell office:value-type="string">
            <text:p>RPG\underthetower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wuuff</text:p>
          </table:table-cell>
          <table:table-cell table:number-columns-repeated="1016"/>
        </table:table-row>
        <table:table-row table:style-name="ro1">
          <table:table-cell table:formula="of:=[.A166]" office:value-type="float" office:value="11">
            <text:p>11</text:p>
          </table:table-cell>
          <table:table-cell office:value-type="string">
            <text:p>Arduminer</text:p>
          </table:table-cell>
          <table:table-cell office:value-type="string">
            <text:p>RPG\Arduminer.png</text:p>
          </table:table-cell>
          <table:table-cell office:value-type="string">
            <text:p>RPG\Arduminer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bergasms</text:p>
          </table:table-cell>
          <table:table-cell table:number-columns-repeated="1016"/>
        </table:table-row>
        <table:table-row table:style-name="ro1">
          <table:table-cell table:formula="of:=[.A167]" office:value-type="float" office:value="11">
            <text:p>11</text:p>
          </table:table-cell>
          <table:table-cell office:value-type="string">
            <text:p>HelloCommander</text:p>
          </table:table-cell>
          <table:table-cell office:value-type="string">
            <text:p>RPG\HelloCommander.png</text:p>
          </table:table-cell>
          <table:table-cell office:value-type="string">
            <text:p>RPG\HelloCommander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Fmanga</text:p>
          </table:table-cell>
          <table:table-cell table:number-columns-repeated="1016"/>
        </table:table-row>
        <table:table-row table:style-name="ro1">
          <table:table-cell table:formula="of:=[.A168]" office:value-type="float" office:value="11">
            <text:p>11</text:p>
          </table:table-cell>
          <table:table-cell office:value-type="string">
            <text:p>Rogue</text:p>
          </table:table-cell>
          <table:table-cell office:value-type="string">
            <text:p>RPG\Rogue.png</text:p>
          </table:table-cell>
          <table:table-cell office:value-type="string">
            <text:p>RPG\Rogue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BlueMax</text:p>
          </table:table-cell>
          <table:table-cell table:number-columns-repeated="1016"/>
        </table:table-row>
        <table:table-row table:style-name="ro1">
          <table:table-cell table:formula="of:=[.A169]" office:value-type="float" office:value="11">
            <text:p>11</text:p>
          </table:table-cell>
          <table:table-cell office:value-type="string">
            <text:p>shatteredlands</text:p>
          </table:table-cell>
          <table:table-cell office:value-type="string">
            <text:p>RPG\shatteredlands.png</text:p>
          </table:table-cell>
          <table:table-cell office:value-type="string">
            <text:p>RPG\shatteredlands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tuxinator2009</text:p>
          </table:table-cell>
          <table:table-cell table:number-columns-repeated="1016"/>
        </table:table-row>
        <table:table-row table:style-name="ro1">
          <table:table-cell table:formula="of:=[.A170]" office:value-type="float" office:value="11">
            <text:p>11</text:p>
          </table:table-cell>
          <table:table-cell office:value-type="string">
            <text:p>Fantasy</text:p>
          </table:table-cell>
          <table:table-cell office:value-type="string">
            <text:p>arg\Fantasy.png</text:p>
          </table:table-cell>
          <table:table-cell office:value-type="string">
            <text:p>arg\Fantasy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71]" office:value-type="float" office:value="11">
            <text:p>11</text:p>
          </table:table-cell>
          <table:table-cell office:value-type="string">
            <text:p>tamaguino</text:p>
          </table:table-cell>
          <table:table-cell office:value-type="string">
            <text:p>Misc\tamaguino.png</text:p>
          </table:table-cell>
          <table:table-cell office:value-type="string">
            <text:p>Misc\tamaguino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Keyboard_Camper</text:p>
          </table:table-cell>
          <table:table-cell table:number-columns-repeated="1016"/>
        </table:table-row>
        <table:table-row table:style-name="ro1">
          <table:table-cell table:formula="of:=[.A172]" office:value-type="float" office:value="11">
            <text:p>11</text:p>
          </table:table-cell>
          <table:table-cell office:value-type="string">
            <text:p>tqft</text:p>
          </table:table-cell>
          <table:table-cell office:value-type="string">
            <text:p>RPG\tqft.png</text:p>
          </table:table-cell>
          <table:table-cell office:value-type="string">
            <text:p>RPG\tqft.hex</text:p>
          </table:table-cell>
          <table:table-cell table:number-columns-repeated="1020"/>
        </table:table-row>
        <table:table-row table:style-name="ro1">
          <table:table-cell table:style-name="ce12" table:formula="of:=[.A173]+1" office:value-type="float" office:value="12">
            <text:p>12</text:p>
          </table:table-cell>
          <table:table-cell table:style-name="ce12" office:value-type="string">
            <text:p>Shooter</text:p>
          </table:table-cell>
          <table:table-cell table:style-name="ce12" office:value-type="string">
            <text:p>category-screens\Shooter.png</text:p>
          </table:table-cell>
          <table:table-cell table:style-name="ce12" table:number-columns-repeated="1020"/>
          <table:table-cell/>
        </table:table-row>
        <table:table-row table:style-name="ro1">
          <table:table-cell table:formula="of:=[.A174]" office:value-type="float" office:value="12">
            <text:p>12</text:p>
          </table:table-cell>
          <table:table-cell office:value-type="string">
            <text:p>microtank</text:p>
          </table:table-cell>
          <table:table-cell office:value-type="string">
            <text:p>Arcade\microtank.png</text:p>
          </table:table-cell>
          <table:table-cell office:value-type="string">
            <text:p>Arcade\microtank.hex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string">
            <text:p>hartmann1301</text:p>
          </table:table-cell>
          <table:table-cell table:number-columns-repeated="1016"/>
        </table:table-row>
        <table:table-row table:style-name="ro1">
          <table:table-cell table:formula="of:=[.A175]" office:value-type="float" office:value="12">
            <text:p>12</text:p>
          </table:table-cell>
          <table:table-cell office:value-type="float" office:value="1944">
            <text:p>1944</text:p>
          </table:table-cell>
          <table:table-cell office:value-type="string">
            <text:p>Arcade\1944.png</text:p>
          </table:table-cell>
          <table:table-cell office:value-type="string">
            <text:p>Arcade\1944.hex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76]" office:value-type="float" office:value="12">
            <text:p>12</text:p>
          </table:table-cell>
          <table:table-cell office:value-type="string">
            <text:p>Sirene</text:p>
          </table:table-cell>
          <table:table-cell office:value-type="string">
            <text:p>arg\Sirene.png</text:p>
          </table:table-cell>
          <table:table-cell office:value-type="string">
            <text:p>arg\Sirene.hex</text:p>
          </table:table-cell>
          <table:table-cell table:number-columns-repeated="3"/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77]" office:value-type="float" office:value="12">
            <text:p>12</text:p>
          </table:table-cell>
          <table:table-cell office:value-type="string">
            <text:p>Junofirst</text:p>
          </table:table-cell>
          <table:table-cell office:value-type="string">
            <text:p>Action\Junofirst.png</text:p>
          </table:table-cell>
          <table:table-cell office:value-type="string">
            <text:p>Action\Junofirst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78]" office:value-type="float" office:value="12">
            <text:p>12</text:p>
          </table:table-cell>
          <table:table-cell office:value-type="string">
            <text:p>Evade</text:p>
          </table:table-cell>
          <table:table-cell office:value-type="string">
            <text:p>Arcade\Evade.png</text:p>
          </table:table-cell>
          <table:table-cell office:value-type="string">
            <text:p>Arcade\Evade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ModusCreate</text:p>
          </table:table-cell>
          <table:table-cell table:number-columns-repeated="1016"/>
        </table:table-row>
        <table:table-row table:style-name="ro1">
          <table:table-cell table:formula="of:=[.A179]" office:value-type="float" office:value="12">
            <text:p>12</text:p>
          </table:table-cell>
          <table:table-cell office:value-type="string">
            <text:p>Evade2</text:p>
          </table:table-cell>
          <table:table-cell office:value-type="string">
            <text:p>Arcade\Evade2.png</text:p>
          </table:table-cell>
          <table:table-cell office:value-type="string">
            <text:p>Arcade\Evade2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ModusCreate</text:p>
          </table:table-cell>
          <table:table-cell table:number-columns-repeated="1016"/>
        </table:table-row>
        <table:table-row table:style-name="ro1">
          <table:table-cell table:formula="of:=[.A180]" office:value-type="float" office:value="12">
            <text:p>12</text:p>
          </table:table-cell>
          <table:table-cell office:value-type="string">
            <text:p>ardubullets</text:p>
          </table:table-cell>
          <table:table-cell office:value-type="string">
            <text:p>Shooter\ardubullets.png</text:p>
          </table:table-cell>
          <table:table-cell office:value-type="string">
            <text:p>Shooter\ardubullets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81]" office:value-type="float" office:value="12">
            <text:p>12</text:p>
          </table:table-cell>
          <table:table-cell office:value-type="string">
            <text:p>StellarImpact</text:p>
          </table:table-cell>
          <table:table-cell office:value-type="string">
            <text:p>Shooter\StellarImpact.png</text:p>
          </table:table-cell>
          <table:table-cell office:value-type="string">
            <text:p>Shooter\StellarImpact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gnargle</text:p>
          </table:table-cell>
          <table:table-cell table:number-columns-repeated="1016"/>
        </table:table-row>
        <table:table-row table:style-name="ro1">
          <table:table-cell table:formula="of:=[.A182]" office:value-type="float" office:value="12">
            <text:p>12</text:p>
          </table:table-cell>
          <table:table-cell office:value-type="string">
            <text:p>Trenchrun</text:p>
          </table:table-cell>
          <table:table-cell office:value-type="string">
            <text:p>Action\Trenchrun.png</text:p>
          </table:table-cell>
          <table:table-cell office:value-type="string">
            <text:p>Action\Trenchrun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lscardinali</text:p>
          </table:table-cell>
          <table:table-cell table:number-columns-repeated="1016"/>
        </table:table-row>
        <table:table-row table:style-name="ro1">
          <table:table-cell table:formula="of:=[.A183]" office:value-type="float" office:value="12">
            <text:p>12</text:p>
          </table:table-cell>
          <table:table-cell office:value-type="string">
            <text:p>TinyAsteroids</text:p>
          </table:table-cell>
          <table:table-cell office:value-type="string">
            <text:p>Shooter\TinyAsteroids.png</text:p>
          </table:table-cell>
          <table:table-cell office:value-type="string">
            <text:p>Shooter\TinyAsteroids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akkera102</text:p>
          </table:table-cell>
          <table:table-cell table:number-columns-repeated="1016"/>
        </table:table-row>
        <table:table-row table:style-name="ro1">
          <table:table-cell table:formula="of:=[.A184]" office:value-type="float" office:value="12">
            <text:p>12</text:p>
          </table:table-cell>
          <table:table-cell office:value-type="string">
            <text:p>l4arduboy</text:p>
          </table:table-cell>
          <table:table-cell office:value-type="string">
            <text:p>Shooter\l4arduboy.png</text:p>
          </table:table-cell>
          <table:table-cell office:value-type="string">
            <text:p>Shooter\l4arduboy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Yomogimaru</text:p>
          </table:table-cell>
          <table:table-cell table:number-columns-repeated="1016"/>
        </table:table-row>
        <table:table-row table:style-name="ro1">
          <table:table-cell table:formula="of:=[.A185]" office:value-type="float" office:value="12">
            <text:p>12</text:p>
          </table:table-cell>
          <table:table-cell office:value-type="string">
            <text:p>Loverush</text:p>
          </table:table-cell>
          <table:table-cell office:value-type="string">
            <text:p>Arcade\Loverush.png</text:p>
          </table:table-cell>
          <table:table-cell office:value-type="string">
            <text:p>Arcade\Loverush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Vampirics</text:p>
          </table:table-cell>
          <table:table-cell table:number-columns-repeated="1016"/>
        </table:table-row>
        <table:table-row table:style-name="ro1">
          <table:table-cell table:formula="of:=[.A186]" office:value-type="float" office:value="12">
            <text:p>12</text:p>
          </table:table-cell>
          <table:table-cell office:value-type="string">
            <text:p>trollyfish</text:p>
          </table:table-cell>
          <table:table-cell office:value-type="string">
            <text:p>arg\trollyfish.png</text:p>
          </table:table-cell>
          <table:table-cell office:value-type="string">
            <text:p>arg\trollyfish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87]" office:value-type="float" office:value="12">
            <text:p>12</text:p>
          </table:table-cell>
          <table:table-cell office:value-type="string">
            <text:p>HumanityRevenge</text:p>
          </table:table-cell>
          <table:table-cell office:value-type="string">
            <text:p>Shooter\HumanityRevenge.png</text:p>
          </table:table-cell>
          <table:table-cell office:value-type="string">
            <text:p>Shooter\HumanityRevenge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giangregorioc</text:p>
          </table:table-cell>
          <table:table-cell table:number-columns-repeated="1016"/>
        </table:table-row>
        <table:table-row table:style-name="ro1">
          <table:table-cell table:formula="of:=[.A188]" office:value-type="float" office:value="12">
            <text:p>12</text:p>
          </table:table-cell>
          <table:table-cell office:value-type="string">
            <text:p>NightRaid</text:p>
          </table:table-cell>
          <table:table-cell office:value-type="string">
            <text:p>Shooter\NightRaid.png</text:p>
          </table:table-cell>
          <table:table-cell office:value-type="string">
            <text:p>Shooter\NightRaid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epbarger</text:p>
          </table:table-cell>
          <table:table-cell table:number-columns-repeated="1016"/>
        </table:table-row>
        <table:table-row table:style-name="ro1">
          <table:table-cell table:formula="of:=[.A189]" office:value-type="float" office:value="12">
            <text:p>12</text:p>
          </table:table-cell>
          <table:table-cell office:value-type="string">
            <text:p>Arcodia</text:p>
          </table:table-cell>
          <table:table-cell office:value-type="string">
            <text:p>Shooter\Arcodia.png</text:p>
          </table:table-cell>
          <table:table-cell office:value-type="string">
            <text:p>Shooter\Arcodia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TheArduinoGuy</text:p>
          </table:table-cell>
          <table:table-cell table:number-columns-repeated="1016"/>
        </table:table-row>
        <table:table-row table:style-name="ro1">
          <table:table-cell table:formula="of:=[.A190]" office:value-type="float" office:value="12">
            <text:p>12</text:p>
          </table:table-cell>
          <table:table-cell office:value-type="string">
            <text:p>SuitShoter</text:p>
          </table:table-cell>
          <table:table-cell office:value-type="string">
            <text:p>Shooter\SuitShooter.png</text:p>
          </table:table-cell>
          <table:table-cell office:value-type="string">
            <text:p>Shooter\SuitShooter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190]" office:value-type="float" office:value="12">
            <text:p>12</text:p>
          </table:table-cell>
          <table:table-cell office:value-type="string">
            <text:p>Millipe</text:p>
          </table:table-cell>
          <table:table-cell office:value-type="string">
            <text:p>Arcade\Millipe.png</text:p>
          </table:table-cell>
          <table:table-cell office:value-type="string">
            <text:p>Arcade\Millipe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Dreamer2345</text:p>
          </table:table-cell>
          <table:table-cell table:number-columns-repeated="1016"/>
        </table:table-row>
        <table:table-row table:style-name="ro1">
          <table:table-cell table:formula="of:=[.A191]" office:value-type="float" office:value="12">
            <text:p>12</text:p>
          </table:table-cell>
          <table:table-cell office:value-type="string">
            <text:p>CosmicPods</text:p>
          </table:table-cell>
          <table:table-cell office:value-type="string">
            <text:p>Shooter\CosmicPods.png</text:p>
          </table:table-cell>
          <table:table-cell office:value-type="string">
            <text:p>Shooter\CosmicPods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cubic9com</text:p>
          </table:table-cell>
          <table:table-cell table:number-columns-repeated="1016"/>
        </table:table-row>
        <table:table-row table:style-name="ro1">
          <table:table-cell table:formula="of:=[.A193]" office:value-type="float" office:value="12">
            <text:p>12</text:p>
          </table:table-cell>
          <table:table-cell office:value-type="string">
            <text:p>BattleForZ</text:p>
          </table:table-cell>
          <table:table-cell office:value-type="string">
            <text:p>Shooter\BattleForZ.png</text:p>
          </table:table-cell>
          <table:table-cell office:value-type="string">
            <text:p>Shooter\BattleForZ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Mre64</text:p>
          </table:table-cell>
          <table:table-cell table:number-columns-repeated="1016"/>
        </table:table-row>
        <table:table-row table:style-name="ro1">
          <table:table-cell table:formula="of:=[.A194]" office:value-type="float" office:value="12">
            <text:p>12</text:p>
          </table:table-cell>
          <table:table-cell office:value-type="string">
            <text:p>SpaceFighter</text:p>
          </table:table-cell>
          <table:table-cell office:value-type="string">
            <text:p>Shooter\SpaceFighter.png</text:p>
          </table:table-cell>
          <table:table-cell office:value-type="string">
            <text:p>Shooter\SpaceFighter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olygonAndPixel</text:p>
          </table:table-cell>
          <table:table-cell table:number-columns-repeated="1016"/>
        </table:table-row>
        <table:table-row table:style-name="ro1">
          <table:table-cell table:formula="of:=[.A195]" office:value-type="float" office:value="12">
            <text:p>12</text:p>
          </table:table-cell>
          <table:table-cell office:value-type="string">
            <text:p>SpaceKnife</text:p>
          </table:table-cell>
          <table:table-cell office:value-type="string">
            <text:p>Shooter\SpaceKnife.png</text:p>
          </table:table-cell>
          <table:table-cell office:value-type="string">
            <text:p>Shooter\SpaceKnife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treetalchemist</text:p>
          </table:table-cell>
          <table:table-cell table:number-columns-repeated="1016"/>
        </table:table-row>
        <table:table-row table:style-name="ro1">
          <table:table-cell table:formula="of:=[.A196]" office:value-type="float" office:value="12">
            <text:p>12</text:p>
          </table:table-cell>
          <table:table-cell office:value-type="string">
            <text:p>spacequarth</text:p>
          </table:table-cell>
          <table:table-cell office:value-type="string">
            <text:p>Puzzle\spacequarth.png</text:p>
          </table:table-cell>
          <table:table-cell office:value-type="string">
            <text:p>Puzzle\spacequarth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Schuemi</text:p>
          </table:table-cell>
          <table:table-cell table:number-columns-repeated="1016"/>
        </table:table-row>
        <table:table-row table:style-name="ro1">
          <table:table-cell table:formula="of:=[.A197]" office:value-type="float" office:value="12">
            <text:p>12</text:p>
          </table:table-cell>
          <table:table-cell office:value-type="string">
            <text:p>CowBro</text:p>
          </table:table-cell>
          <table:table-cell office:value-type="string">
            <text:p>Shooter\CowBro.png</text:p>
          </table:table-cell>
          <table:table-cell office:value-type="string">
            <text:p>Shooter\CowBro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GERD</text:p>
          </table:table-cell>
          <table:table-cell table:number-columns-repeated="1016"/>
        </table:table-row>
        <table:table-row table:style-name="ro1">
          <table:table-cell table:formula="of:=[.A198]" office:value-type="float" office:value="12">
            <text:p>12</text:p>
          </table:table-cell>
          <table:table-cell office:value-type="string">
            <text:p>TinyDigitalInvader</text:p>
          </table:table-cell>
          <table:table-cell office:value-type="string">
            <text:p>Shooter\TinyDigitalInvader.png</text:p>
          </table:table-cell>
          <table:table-cell office:value-type="string">
            <text:p>Shooter\TinyDigitalInvader.hex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kkera102</text:p>
          </table:table-cell>
          <table:table-cell table:number-columns-repeated="1016"/>
        </table:table-row>
        <table:table-row table:style-name="ro1">
          <table:table-cell table:formula="of:=[.A199]" office:value-type="float" office:value="12">
            <text:p>12</text:p>
          </table:table-cell>
          <table:table-cell office:value-type="string">
            <text:p>101Starships</text:p>
          </table:table-cell>
          <table:table-cell office:value-type="string">
            <text:p>Shooter\101Starships.png</text:p>
          </table:table-cell>
          <table:table-cell office:value-type="string">
            <text:p>Shooter\101Starships.hex</text:p>
          </table:table-cell>
          <table:table-cell table:number-columns-repeated="3"/>
          <table:table-cell office:value-type="string">
            <text:p>Zoglu</text:p>
          </table:table-cell>
          <table:table-cell table:number-columns-repeated="1016"/>
        </table:table-row>
        <table:table-row table:style-name="ro1">
          <table:table-cell table:formula="of:=[.A200]" office:value-type="float" office:value="12">
            <text:p>12</text:p>
          </table:table-cell>
          <table:table-cell office:value-type="string">
            <text:p>KemonoPatrol</text:p>
          </table:table-cell>
          <table:table-cell office:value-type="string">
            <text:p>Shooter\KemonoPatrol.png</text:p>
          </table:table-cell>
          <table:table-cell office:value-type="string">
            <text:p>Shooter\KemonoPatrol.hex</text:p>
          </table:table-cell>
          <table:table-cell table:number-columns-repeated="3"/>
          <table:table-cell office:value-type="string">
            <text:p>metalidol</text:p>
          </table:table-cell>
          <table:table-cell table:number-columns-repeated="1016"/>
        </table:table-row>
        <table:table-row table:style-name="ro1">
          <table:table-cell table:formula="of:=[.A201]" office:value-type="float" office:value="12">
            <text:p>12</text:p>
          </table:table-cell>
          <table:table-cell office:value-type="string">
            <text:p>TinyPlaque</text:p>
          </table:table-cell>
          <table:table-cell office:value-type="string">
            <text:p>Shooter\TinyPlaque.png</text:p>
          </table:table-cell>
          <table:table-cell office:value-type="string">
            <text:p>Shooter\TinyPlaque.hex</text:p>
          </table:table-cell>
          <table:table-cell table:number-columns-repeated="3"/>
          <table:table-cell office:value-type="string">
            <text:p>ElectroLIB</text:p>
          </table:table-cell>
          <table:table-cell table:number-columns-repeated="1016"/>
        </table:table-row>
        <table:table-row table:style-name="ro1">
          <table:table-cell table:formula="of:=[.A202]" office:value-type="float" office:value="12">
            <text:p>12</text:p>
          </table:table-cell>
          <table:table-cell office:value-type="string">
            <text:p>Siege</text:p>
          </table:table-cell>
          <table:table-cell office:value-type="string">
            <text:p>Action\Siege.png</text:p>
          </table:table-cell>
          <table:table-cell office:value-type="string">
            <text:p>Action\Siege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style-name="ce13" table:formula="of:=[.A202]+1" office:value-type="float" office:value="13">
            <text:p>13</text:p>
          </table:table-cell>
          <table:table-cell table:style-name="ce13" office:value-type="string">
            <text:p>Sports</text:p>
          </table:table-cell>
          <table:table-cell table:style-name="ce13" office:value-type="string">
            <text:p>category-screens\Sports.png</text:p>
          </table:table-cell>
          <table:table-cell table:style-name="ce13" table:number-columns-repeated="1020"/>
          <table:table-cell/>
        </table:table-row>
        <table:table-row table:style-name="ro1">
          <table:table-cell table:formula="of:=[.A204]" office:value-type="float" office:value="13">
            <text:p>13</text:p>
          </table:table-cell>
          <table:table-cell office:value-type="string">
            <text:p>SkateArdDie</text:p>
          </table:table-cell>
          <table:table-cell office:value-type="string">
            <text:p>Sports\SkateArdDie.png</text:p>
          </table:table-cell>
          <table:table-cell office:value-type="string">
            <text:p>Sports\SkateArdDie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pixelplatforms</text:p>
          </table:table-cell>
          <table:table-cell table:number-columns-repeated="1016"/>
        </table:table-row>
        <table:table-row table:style-name="ro1">
          <table:table-cell table:formula="of:=[.A205]" office:value-type="float" office:value="13">
            <text:p>13</text:p>
          </table:table-cell>
          <table:table-cell office:value-type="string">
            <text:p>Ardletics</text:p>
          </table:table-cell>
          <table:table-cell office:value-type="string">
            <text:p>Sports\Ardletics.png</text:p>
          </table:table-cell>
          <table:table-cell office:value-type="string">
            <text:p>Sports\Ardletics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igvina</text:p>
          </table:table-cell>
          <table:table-cell table:number-columns-repeated="1016"/>
        </table:table-row>
        <table:table-row table:style-name="ro1">
          <table:table-cell table:formula="of:=[.A206]" office:value-type="float" office:value="13">
            <text:p>13</text:p>
          </table:table-cell>
          <table:table-cell office:value-type="string">
            <text:p>Borisgoesskiing</text:p>
          </table:table-cell>
          <table:table-cell office:value-type="string">
            <text:p>Arcade\Borisgoesskiing.png</text:p>
          </table:table-cell>
          <table:table-cell office:value-type="string">
            <text:p>Arcade\Borisgoesskiing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ones</text:p>
          </table:table-cell>
          <table:table-cell table:number-columns-repeated="1016"/>
        </table:table-row>
        <table:table-row table:style-name="ro1">
          <table:table-cell table:formula="of:=[.A207]" office:value-type="float" office:value="13">
            <text:p>13</text:p>
          </table:table-cell>
          <table:table-cell office:value-type="string">
            <text:p>ArduBall</text:p>
          </table:table-cell>
          <table:table-cell office:value-type="string">
            <text:p>Arcade\ArduBall.png</text:p>
          </table:table-cell>
          <table:table-cell office:value-type="string">
            <text:p>Arcade\ArduBall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2BarrelShotgun</text:p>
          </table:table-cell>
          <table:table-cell table:number-columns-repeated="1016"/>
        </table:table-row>
        <table:table-row table:style-name="ro1">
          <table:table-cell table:formula="of:=[.A207]" office:value-type="float" office:value="13">
            <text:p>13</text:p>
          </table:table-cell>
          <table:table-cell office:value-type="string">
            <text:p>tinytrick</text:p>
          </table:table-cell>
          <table:table-cell office:value-type="string">
            <text:p>Sports\tinytrick.png</text:p>
          </table:table-cell>
          <table:table-cell office:value-type="string">
            <text:p>Sports\tinytrick.hex</text:p>
          </table:table-cell>
          <table:table-cell table:number-columns-repeated="3"/>
          <table:table-cell office:value-type="string">
            <text:p>ElectroLIB</text:p>
          </table:table-cell>
          <table:table-cell table:number-columns-repeated="1016"/>
        </table:table-row>
        <table:table-row table:style-name="ro1">
          <table:table-cell table:style-name="ce14" table:formula="of:=[.A209]+1" office:value-type="float" office:value="14">
            <text:p>14</text:p>
          </table:table-cell>
          <table:table-cell table:style-name="ce14" office:value-type="string">
            <text:p>Music</text:p>
          </table:table-cell>
          <table:table-cell table:style-name="ce14" office:value-type="string">
            <text:p>category-screens\Music.png</text:p>
          </table:table-cell>
          <table:table-cell table:style-name="ce14" table:number-columns-repeated="1020"/>
          <table:table-cell/>
        </table:table-row>
        <table:table-row table:style-name="ro1">
          <table:table-cell table:formula="of:=[.A210]" office:value-type="float" office:value="14">
            <text:p>14</text:p>
          </table:table-cell>
          <table:table-cell office:value-type="string">
            <text:p>abSynthFM</text:p>
          </table:table-cell>
          <table:table-cell office:value-type="string">
            <text:p>Misc\abSynthFM.png</text:p>
          </table:table-cell>
          <table:table-cell office:value-type="string">
            <text:p>Misc\abSynthFM.hex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boochow</text:p>
          </table:table-cell>
          <table:table-cell table:number-columns-repeated="1016"/>
        </table:table-row>
        <table:table-row table:style-name="ro1">
          <table:table-cell table:formula="of:=[.A211]" office:value-type="float" office:value="14">
            <text:p>14</text:p>
          </table:table-cell>
          <table:table-cell office:value-type="string">
            <text:p>musicgenpocket</text:p>
          </table:table-cell>
          <table:table-cell office:value-type="string">
            <text:p>Application\musicgenpocket.png</text:p>
          </table:table-cell>
          <table:table-cell office:value-type="string">
            <text:p>Application\musicgenpocket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212]" office:value-type="float" office:value="14">
            <text:p>14</text:p>
          </table:table-cell>
          <table:table-cell office:value-type="string">
            <text:p>ArduMetronome</text:p>
          </table:table-cell>
          <table:table-cell office:value-type="string">
            <text:p>Application\ArduMetronome.png</text:p>
          </table:table-cell>
          <table:table-cell office:value-type="string">
            <text:p>Application\ArduMetronome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raspberrybrain</text:p>
          </table:table-cell>
          <table:table-cell table:number-columns-repeated="1016"/>
        </table:table-row>
        <table:table-row table:style-name="ro1">
          <table:table-cell table:formula="of:=[.A213]" office:value-type="float" office:value="14">
            <text:p>14</text:p>
          </table:table-cell>
          <table:table-cell office:value-type="string">
            <text:p>nanoseq</text:p>
          </table:table-cell>
          <table:table-cell office:value-type="string">
            <text:p>Misc\nanoseq.png</text:p>
          </table:table-cell>
          <table:table-cell office:value-type="string">
            <text:p>Misc\nanoseq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214]" office:value-type="float" office:value="14">
            <text:p>14</text:p>
          </table:table-cell>
          <table:table-cell office:value-type="string">
            <text:p>petitseq</text:p>
          </table:table-cell>
          <table:table-cell office:value-type="string">
            <text:p>Misc\petitseq.png</text:p>
          </table:table-cell>
          <table:table-cell office:value-type="string">
            <text:p>Misc\petitseq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215]" office:value-type="float" office:value="14">
            <text:p>14</text:p>
          </table:table-cell>
          <table:table-cell office:value-type="string">
            <text:p>arduloop</text:p>
          </table:table-cell>
          <table:table-cell office:value-type="string">
            <text:p>Misc\arduloop.png</text:p>
          </table:table-cell>
          <table:table-cell office:value-type="string">
            <text:p>Misc\arduloop.hex</text:p>
          </table:table-cell>
          <table:table-cell table:number-columns-repeated="3"/>
          <table:table-cell office:value-type="string">
            <text:p>possan</text:p>
          </table:table-cell>
          <table:table-cell table:number-columns-repeated="1016"/>
        </table:table-row>
        <table:table-row table:style-name="ro1">
          <table:table-cell table:style-name="ce15" table:formula="of:=[.A216]+1" office:value-type="float" office:value="15">
            <text:p>15</text:p>
          </table:table-cell>
          <table:table-cell table:style-name="ce15" office:value-type="string">
            <text:p>Application</text:p>
          </table:table-cell>
          <table:table-cell table:style-name="ce15" office:value-type="string">
            <text:p>category-screens\Application.png</text:p>
          </table:table-cell>
          <table:table-cell table:style-name="ce15" table:number-columns-repeated="1020"/>
          <table:table-cell/>
        </table:table-row>
        <table:table-row table:style-name="ro1">
          <table:table-cell table:formula="of:=[.A217]" office:value-type="float" office:value="15">
            <text:p>15</text:p>
          </table:table-cell>
          <table:table-cell office:value-type="string">
            <text:p>eggmaster</text:p>
          </table:table-cell>
          <table:table-cell office:value-type="string">
            <text:p>Application\eggmaster.png</text:p>
          </table:table-cell>
          <table:table-cell office:value-type="string">
            <text:p>Application\eggmaster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Prototype</text:p>
          </table:table-cell>
          <table:table-cell table:number-columns-repeated="1016"/>
        </table:table-row>
        <table:table-row table:style-name="ro1">
          <table:table-cell table:formula="of:=[.A218]" office:value-type="float" office:value="15">
            <text:p>15</text:p>
          </table:table-cell>
          <table:table-cell office:value-type="string">
            <text:p>ArduboyGamepad</text:p>
          </table:table-cell>
          <table:table-cell office:value-type="string">
            <text:p>Application\ArduboyGamepad.png</text:p>
          </table:table-cell>
          <table:table-cell office:value-type="string">
            <text:p>Application\ArduboyGamepad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fuopy</text:p>
          </table:table-cell>
          <table:table-cell table:number-columns-repeated="1016"/>
        </table:table-row>
        <table:table-row table:style-name="ro1">
          <table:table-cell table:formula="of:=[.A222]" office:value-type="float" office:value="15">
            <text:p>15</text:p>
          </table:table-cell>
          <table:table-cell office:value-type="string">
            <text:p>VirtualGamepad</text:p>
          </table:table-cell>
          <table:table-cell office:value-type="string">
            <text:p>Application\VirtualGamepad.png</text:p>
          </table:table-cell>
          <table:table-cell office:value-type="string">
            <text:p>Application\VirtualGamepad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eried</text:p>
          </table:table-cell>
          <table:table-cell table:number-columns-repeated="1016"/>
        </table:table-row>
        <table:table-row table:style-name="ro1">
          <table:table-cell table:formula="of:=[.A219]" office:value-type="float" office:value="15">
            <text:p>15</text:p>
          </table:table-cell>
          <table:table-cell office:value-type="string">
            <text:p>Graph</text:p>
          </table:table-cell>
          <table:table-cell office:value-type="string">
            <text:p>Application\Graph.png</text:p>
          </table:table-cell>
          <table:table-cell office:value-type="string">
            <text:p>Application\Graph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V360</text:p>
          </table:table-cell>
          <table:table-cell table:number-columns-repeated="1016"/>
        </table:table-row>
        <table:table-row table:style-name="ro1">
          <table:table-cell table:formula="of:=[.A233]" office:value-type="float" office:value="15">
            <text:p>15</text:p>
          </table:table-cell>
          <table:table-cell office:value-type="string">
            <text:p>graph2</text:p>
          </table:table-cell>
          <table:table-cell office:value-type="string">
            <text:p>Application\graph2.png</text:p>
          </table:table-cell>
          <table:table-cell office:value-type="string">
            <text:p>Application\graph2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V360</text:p>
          </table:table-cell>
          <table:table-cell table:number-columns-repeated="1016"/>
        </table:table-row>
        <table:table-row table:style-name="ro1">
          <table:table-cell table:formula="of:=[.A221]" office:value-type="float" office:value="15">
            <text:p>15</text:p>
          </table:table-cell>
          <table:table-cell office:value-type="string">
            <text:p>ArduSaver</text:p>
          </table:table-cell>
          <table:table-cell office:value-type="string">
            <text:p>Application\ArduSaver.png</text:p>
          </table:table-cell>
          <table:table-cell office:value-type="string">
            <text:p>Application\ArduSaver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Prototype</text:p>
          </table:table-cell>
          <table:table-cell table:number-columns-repeated="1016"/>
        </table:table-row>
        <table:table-row table:style-name="ro1">
          <table:table-cell table:formula="of:=[.A223]" office:value-type="float" office:value="15">
            <text:p>15</text:p>
          </table:table-cell>
          <table:table-cell office:value-type="string">
            <text:p>screensaver</text:p>
          </table:table-cell>
          <table:table-cell office:value-type="string">
            <text:p>Demos\screensaver.png</text:p>
          </table:table-cell>
          <table:table-cell office:value-type="string">
            <text:p>Demos\screensaver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blockbird</text:p>
          </table:table-cell>
          <table:table-cell table:number-columns-repeated="1016"/>
        </table:table-row>
        <table:table-row table:style-name="ro1">
          <table:table-cell table:formula="of:=[.A224]" office:value-type="float" office:value="15">
            <text:p>15</text:p>
          </table:table-cell>
          <table:table-cell office:value-type="string">
            <text:p>GolfCompanion</text:p>
          </table:table-cell>
          <table:table-cell office:value-type="string">
            <text:p>Application\GolfCompanion.png</text:p>
          </table:table-cell>
          <table:table-cell office:value-type="string">
            <text:p>Application\GolfCompanion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Vampirics</text:p>
          </table:table-cell>
          <table:table-cell table:number-columns-repeated="1016"/>
        </table:table-row>
        <table:table-row table:style-name="ro1">
          <table:table-cell table:formula="of:=[.A225]" office:value-type="float" office:value="15">
            <text:p>15</text:p>
          </table:table-cell>
          <table:table-cell office:value-type="string">
            <text:p>ArduboyLife</text:p>
          </table:table-cell>
          <table:table-cell office:value-type="string">
            <text:p>Misc\ArduboyLife.png</text:p>
          </table:table-cell>
          <table:table-cell office:value-type="string">
            <text:p>Misc\ArduboyLife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LXXXp</text:p>
          </table:table-cell>
          <table:table-cell table:number-columns-repeated="1016"/>
        </table:table-row>
        <table:table-row table:style-name="ro1">
          <table:table-cell table:formula="of:=[.A226]" office:value-type="float" office:value="15">
            <text:p>15</text:p>
          </table:table-cell>
          <table:table-cell office:value-type="string">
            <text:p>gameoflife</text:p>
          </table:table-cell>
          <table:table-cell office:value-type="string">
            <text:p>Demos\gameoflife.png</text:p>
          </table:table-cell>
          <table:table-cell office:value-type="string">
            <text:p>Demos\gameoflife.hex</text:p>
          </table:table-cell>
          <table:table-cell table:number-columns-repeated="3"/>
          <table:table-cell office:value-type="string">
            <text:p>kmasato</text:p>
          </table:table-cell>
          <table:table-cell table:number-columns-repeated="1016"/>
        </table:table-row>
        <table:table-row table:style-name="ro1">
          <table:table-cell table:formula="of:=[.A227]" office:value-type="float" office:value="15">
            <text:p>15</text:p>
          </table:table-cell>
          <table:table-cell office:value-type="string">
            <text:p>boids</text:p>
          </table:table-cell>
          <table:table-cell office:value-type="string">
            <text:p>Demos\boids.png</text:p>
          </table:table-cell>
          <table:table-cell office:value-type="string">
            <text:p>Demos\boids.hex</text:p>
          </table:table-cell>
          <table:table-cell table:number-columns-repeated="3"/>
          <table:table-cell office:value-type="string">
            <text:p>elpassion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ilence</text:p>
          </table:table-cell>
          <table:table-cell table:number-columns-repeated="2" office:value-type="string">
            <text:p>Misc\silence-a-text-adventure.png</text:p>
          </table:table-cell>
          <table:table-cell table:number-columns-repeated="3"/>
          <table:table-cell office:value-type="string">
            <text:p>rainnw</text:p>
          </table:table-cell>
          <table:table-cell table:number-columns-repeated="1016"/>
        </table:table-row>
        <table:table-row table:style-name="ro1">
          <table:table-cell table:formula="of:=[.A229]" office:value-type="float" office:value="15">
            <text:p>15</text:p>
          </table:table-cell>
          <table:table-cell office:value-type="string">
            <text:p>fidget</text:p>
          </table:table-cell>
          <table:table-cell office:value-type="string">
            <text:p>Demos\fidget.png</text:p>
          </table:table-cell>
          <table:table-cell office:value-type="string">
            <text:p>Demos\fidget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Trigonated</text:p>
          </table:table-cell>
          <table:table-cell table:number-columns-repeated="1016"/>
        </table:table-row>
        <table:table-row table:style-name="ro1">
          <table:table-cell table:formula="of:=[.A230]" office:value-type="float" office:value="15">
            <text:p>15</text:p>
          </table:table-cell>
          <table:table-cell office:value-type="string">
            <text:p>book</text:p>
          </table:table-cell>
          <table:table-cell office:value-type="string">
            <text:p>Application\book.png</text:p>
          </table:table-cell>
          <table:table-cell office:value-type="string">
            <text:p>Application\book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drummyfish</text:p>
          </table:table-cell>
          <table:table-cell table:number-columns-repeated="1016"/>
        </table:table-row>
        <table:table-row table:style-name="ro1">
          <table:table-cell table:formula="of:=[.A231]" office:value-type="float" office:value="15">
            <text:p>15</text:p>
          </table:table-cell>
          <table:table-cell office:value-type="string">
            <text:p>tgwnc</text:p>
          </table:table-cell>
          <table:table-cell office:value-type="string">
            <text:p>Misc\tgwnc.png</text:p>
          </table:table-cell>
          <table:table-cell office:value-type="string">
            <text:p>Misc\tgwnc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JuiceLizard</text:p>
          </table:table-cell>
          <table:table-cell table:number-columns-repeated="1016"/>
        </table:table-row>
        <table:table-row table:style-name="ro1">
          <table:table-cell table:formula="of:=[.A232]" office:value-type="float" office:value="15">
            <text:p>15</text:p>
          </table:table-cell>
          <table:table-cell office:value-type="string">
            <text:p>ArduboyLightMeter</text:p>
          </table:table-cell>
          <table:table-cell office:value-type="string">
            <text:p>Application\ArduboyLightMeter.png</text:p>
          </table:table-cell>
          <table:table-cell office:value-type="string">
            <text:p>Application\ArduboyLightMeter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MLXXXp</text:p>
          </table:table-cell>
          <table:table-cell table:number-columns-repeated="1016"/>
        </table:table-row>
        <table:table-row table:style-name="ro1">
          <table:table-cell table:formula="of:=[.A220]" office:value-type="float" office:value="15">
            <text:p>15</text:p>
          </table:table-cell>
          <table:table-cell office:value-type="string">
            <text:p>arduEZ</text:p>
          </table:table-cell>
          <table:table-cell office:value-type="string">
            <text:p>Application\arduEZ.png</text:p>
          </table:table-cell>
          <table:table-cell office:value-type="string">
            <text:p>Application\arduEZ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shiyouganai</text:p>
          </table:table-cell>
          <table:table-cell table:number-columns-repeated="1016"/>
        </table:table-row>
        <table:table-row table:style-name="ro1">
          <table:table-cell table:formula="of:=[.A234]" office:value-type="float" office:value="15">
            <text:p>15</text:p>
          </table:table-cell>
          <table:table-cell office:value-type="string">
            <text:p>OktaArduToken</text:p>
          </table:table-cell>
          <table:table-cell office:value-type="string">
            <text:p>Application\OktaArduToken.png</text:p>
          </table:table-cell>
          <table:table-cell office:value-type="string">
            <text:p>Application\OktaArduToken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fitnerd</text:p>
          </table:table-cell>
          <table:table-cell table:number-columns-repeated="1016"/>
        </table:table-row>
        <table:table-row table:style-name="ro1">
          <table:table-cell table:formula="of:=[.A235]" office:value-type="float" office:value="15">
            <text:p>15</text:p>
          </table:table-cell>
          <table:table-cell office:value-type="string">
            <text:p>ArduRemote</text:p>
          </table:table-cell>
          <table:table-cell office:value-type="string">
            <text:p>Application\ArduRemote.png</text:p>
          </table:table-cell>
          <table:table-cell office:value-type="string">
            <text:p>Application\ArduRemote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eried</text:p>
          </table:table-cell>
          <table:table-cell table:number-columns-repeated="1016"/>
        </table:table-row>
        <table:table-row table:style-name="ro1">
          <table:table-cell table:formula="of:=[.A236]" office:value-type="float" office:value="15">
            <text:p>15</text:p>
          </table:table-cell>
          <table:table-cell office:value-type="string">
            <text:p>sketch</text:p>
          </table:table-cell>
          <table:table-cell office:value-type="string">
            <text:p>Application\sketch.png</text:p>
          </table:table-cell>
          <table:table-cell office:value-type="string">
            <text:p>Application\sketch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ccaroon</text:p>
          </table:table-cell>
          <table:table-cell table:number-columns-repeated="1016"/>
        </table:table-row>
        <table:table-row table:style-name="ro1">
          <table:table-cell table:formula="of:=[.A237]" office:value-type="float" office:value="15">
            <text:p>15</text:p>
          </table:table-cell>
          <table:table-cell office:value-type="string">
            <text:p>ardubrain</text:p>
          </table:table-cell>
          <table:table-cell office:value-type="string">
            <text:p>Application\ardubrain.png</text:p>
          </table:table-cell>
          <table:table-cell office:value-type="string">
            <text:p>Application\ardubrain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renato-grottesi</text:p>
          </table:table-cell>
          <table:table-cell table:number-columns-repeated="1016"/>
        </table:table-row>
        <table:table-row table:style-name="ro1">
          <table:table-cell table:formula="of:=[.A238]" office:value-type="float" office:value="15">
            <text:p>15</text:p>
          </table:table-cell>
          <table:table-cell office:value-type="string">
            <text:p>CreditCard</text:p>
          </table:table-cell>
          <table:table-cell office:value-type="string">
            <text:p>Application\CreditCard.png</text:p>
          </table:table-cell>
          <table:table-cell office:value-type="string">
            <text:p>Application\CreditCard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madya121</text:p>
          </table:table-cell>
          <table:table-cell table:number-columns-repeated="1016"/>
        </table:table-row>
        <table:table-row table:style-name="ro1">
          <table:table-cell table:formula="of:=[.A239]" office:value-type="float" office:value="15">
            <text:p>15</text:p>
          </table:table-cell>
          <table:table-cell office:value-type="string">
            <text:p>Calendar</text:p>
          </table:table-cell>
          <table:table-cell office:value-type="string">
            <text:p>Application\Calendar.png</text:p>
          </table:table-cell>
          <table:table-cell office:value-type="string">
            <text:p>Application\Calendar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hartmann1301</text:p>
          </table:table-cell>
          <table:table-cell table:number-columns-repeated="1016"/>
        </table:table-row>
        <table:table-row table:style-name="ro1">
          <table:table-cell table:style-name="ce16" table:formula="of:=[.A240]+1" office:value-type="float" office:value="16">
            <text:p>16</text:p>
          </table:table-cell>
          <table:table-cell table:style-name="ce16" office:value-type="string">
            <text:p>Tools</text:p>
          </table:table-cell>
          <table:table-cell table:style-name="ce16" office:value-type="string">
            <text:p>category-screens\Tools.png</text:p>
          </table:table-cell>
          <table:table-cell table:style-name="ce16" table:number-columns-repeated="1020"/>
          <table:table-cell/>
        </table:table-row>
        <table:table-row table:style-name="ro1">
          <table:table-cell table:formula="of:=[.A241]" office:value-type="float" office:value="16">
            <text:p>16</text:p>
          </table:table-cell>
          <table:table-cell office:value-type="string">
            <text:p>Ardutosh</text:p>
          </table:table-cell>
          <table:table-cell office:value-type="string">
            <text:p>Application\Ardutosh.png</text:p>
          </table:table-cell>
          <table:table-cell office:value-type="string">
            <text:p>Application\Ardutosh.hex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string">
            <text:p>jhhoward</text:p>
          </table:table-cell>
          <table:table-cell table:number-columns-repeated="1016"/>
        </table:table-row>
        <table:table-row table:style-name="ro1">
          <table:table-cell table:formula="of:=[.A242]" office:value-type="float" office:value="16">
            <text:p>16</text:p>
          </table:table-cell>
          <table:table-cell office:value-type="string">
            <text:p>Abshell</text:p>
          </table:table-cell>
          <table:table-cell office:value-type="string">
            <text:p>Application\Abshell.png</text:p>
          </table:table-cell>
          <table:table-cell office:value-type="string">
            <text:p>Application\Abshell.hex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boochow</text:p>
          </table:table-cell>
          <table:table-cell table:number-columns-repeated="1016"/>
        </table:table-row>
        <table:table-row table:style-name="ro1">
          <table:table-cell table:formula="of:=[.A243]" office:value-type="float" office:value="16">
            <text:p>16</text:p>
          </table:table-cell>
          <table:table-cell office:value-type="string">
            <text:p>CodersToolbox</text:p>
          </table:table-cell>
          <table:table-cell office:value-type="string">
            <text:p>Application\Toolbox.png</text:p>
          </table:table-cell>
          <table:table-cell office:value-type="string">
            <text:p>Application\Toolbox.hex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244]" office:value-type="float" office:value="16">
            <text:p>16</text:p>
          </table:table-cell>
          <table:table-cell office:value-type="string">
            <text:p>ABAsmDP1</text:p>
          </table:table-cell>
          <table:table-cell office:value-type="string">
            <text:p>Application\ABAsmDP1.png</text:p>
          </table:table-cell>
          <table:table-cell office:value-type="string">
            <text:p>Application\ABAsmDP1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fuopy</text:p>
          </table:table-cell>
          <table:table-cell table:number-columns-repeated="1016"/>
        </table:table-row>
        <table:table-row table:style-name="ro1">
          <table:table-cell table:formula="of:=[.A245]" office:value-type="float" office:value="16">
            <text:p>16</text:p>
          </table:table-cell>
          <table:table-cell office:value-type="string">
            <text:p>ArduboyAssistant</text:p>
          </table:table-cell>
          <table:table-cell office:value-type="string">
            <text:p>Application\ArduboyAssistant.png</text:p>
          </table:table-cell>
          <table:table-cell office:value-type="string">
            <text:p>Application\ArduboyAssistant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246]" office:value-type="float" office:value="16">
            <text:p>16</text:p>
          </table:table-cell>
          <table:table-cell office:value-type="string">
            <text:p>ASE</text:p>
          </table:table-cell>
          <table:table-cell office:value-type="string">
            <text:p>Application\ASE.png</text:p>
          </table:table-cell>
          <table:table-cell office:value-type="string">
            <text:p>Application\ASE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pmwasson</text:p>
          </table:table-cell>
          <table:table-cell table:number-columns-repeated="1016"/>
        </table:table-row>
        <table:table-row table:style-name="ro1">
          <table:table-cell table:formula="of:=[.A247]" office:value-type="float" office:value="16">
            <text:p>16</text:p>
          </table:table-cell>
          <table:table-cell office:value-type="string">
            <text:p>PocketPDA</text:p>
          </table:table-cell>
          <table:table-cell office:value-type="string">
            <text:p>Application\PocketPDA.png</text:p>
          </table:table-cell>
          <table:table-cell office:value-type="string">
            <text:p>Application\PocketPDA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WangRenxin</text:p>
          </table:table-cell>
          <table:table-cell table:number-columns-repeated="1016"/>
        </table:table-row>
        <table:table-row table:style-name="ro1">
          <table:table-cell table:formula="of:=[.A248]" office:value-type="float" office:value="16">
            <text:p>16</text:p>
          </table:table-cell>
          <table:table-cell office:value-type="string">
            <text:p>brainfxck</text:p>
          </table:table-cell>
          <table:table-cell office:value-type="string">
            <text:p>Application\brainfxck.png</text:p>
          </table:table-cell>
          <table:table-cell office:value-type="string">
            <text:p>Application\brainfxck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red-hara</text:p>
          </table:table-cell>
          <table:table-cell table:number-columns-repeated="1016"/>
        </table:table-row>
        <table:table-row table:style-name="ro1">
          <table:table-cell table:formula="of:=[.A249]" office:value-type="float" office:value="16">
            <text:p>16</text:p>
          </table:table-cell>
          <table:table-cell office:value-type="string">
            <text:p>SetSystemEEPROM</text:p>
          </table:table-cell>
          <table:table-cell office:value-type="string">
            <text:p>Application\SetSystemEEPROM.png</text:p>
          </table:table-cell>
          <table:table-cell office:value-type="string">
            <text:p>Application\SetSystemEEPROM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LXXXp</text:p>
          </table:table-cell>
          <table:table-cell table:number-columns-repeated="1016"/>
        </table:table-row>
        <table:table-row table:style-name="ro1">
          <table:table-cell table:formula="of:=[.A250]" office:value-type="float" office:value="16">
            <text:p>16</text:p>
          </table:table-cell>
          <table:table-cell office:value-type="string">
            <text:p>EEPROMEditor</text:p>
          </table:table-cell>
          <table:table-cell office:value-type="string">
            <text:p>Application\EEPROMEditor.png</text:p>
          </table:table-cell>
          <table:table-cell office:value-type="string">
            <text:p>Application\EEPROMEditor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 table:number-rows-repeated="104832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8">09/08/2020</text:date>, <text:time>11:4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20-09-08T11:48:28.49</dc:date>
    <meta:editing-cycles>14</meta:editing-cycles>
    <meta:editing-duration>PT1H56M54S</meta:editing-duration>
    <meta:document-statistic meta:table-count="1" meta:cell-count="1420" meta:object-count="0"/>
  </office:meta>
</office:document-meta>
</file>